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page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page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Visualizations">
      <style:table-properties table:display="true" style:writing-mode="lr-tb"/>
    </style:style>
    <style:style style:name="ta2" style:family="table" style:master-page-name="PageStyle_5f_minio.data.2021-02-10.baseline.config.w.ec4.and.xfs.cache">
      <style:table-properties table:display="true" style:writing-mode="lr-tb"/>
    </style:style>
    <style:style style:name="ta3" style:family="table" style:master-page-name="PageStyle_5f_PivotTab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2.01pt solid #000000" fo:border-left="none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8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2.01pt solid #000000" fo:border-top="none"/>
    </style:style>
    <style:style style:name="ce20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sualization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>
            <draw:frame table:end-cell-address="Visualizations.H23" table:end-x="43.43pt" table:end-y="13.49pt" draw:z-index="0" draw:name="Chart 1" draw:style-name="gr1" draw:text-style-name="P1" svg:width="604.46pt" svg:height="359.23pt" svg:x="0pt" svg:y="0.74pt">
              <draw:object draw:notify-on-update-of-ranges="PivotTables.B2:PivotTables.H2 PivotTables.A3:PivotTables.A3 PivotTables.B3:PivotTables.H3 PivotTables.A4:PivotTables.A4 PivotTables.B4:PivotTables.H4 PivotTables.A5:PivotTables.A5 PivotTables.B5:PivotTables.H5 PivotTables.A6:PivotTables.A6 PivotTables.B6:PivotTables.H6 PivotTables.A7:PivotTables.A7 PivotTables.B7:PivotTables.H7 PivotTables.A8:PivotTables.A8 PivotTables.B8:PivotTables.H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Visualizations.H46" table:end-x="43.43pt" table:end-y="10.46pt" draw:z-index="1" draw:name="Chart 2" draw:style-name="gr1" draw:text-style-name="P1" svg:width="604.46pt" svg:height="359.23pt" svg:x="0pt" svg:y="13.49pt">
              <draw:object draw:notify-on-update-of-ranges="PivotTables.B31:PivotTables.H31 PivotTables.A32:PivotTables.A32 PivotTables.B32:PivotTables.H32 PivotTables.A33:PivotTables.A33 PivotTables.B33:PivotTables.H33 PivotTables.A34:PivotTables.A34 PivotTables.B34:PivotTables.H34 PivotTables.A35:PivotTables.A35 PivotTables.B35:PivotTables.H35 PivotTables.A36:PivotTables.A36 PivotTables.B36:PivotTables.H36 PivotTables.A37:PivotTables.A37 PivotTables.B37:PivotTables.H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io.data.2021-02-10.baseline.config.w.ec4.and.xfs.cache" table:style-name="ta2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sPer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Threads</text:p>
          </table:table-cell>
          <table:table-cell table:style-name="ce1" office:value-type="string" calcext:value-type="string">
            <text:p>BlockSize (MB)</text:p>
          </table:table-cell>
          <table:table-cell table:style-name="ce1" office:value-type="string" calcext:value-type="string">
            <text:p>Scheduler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s/Sec</text:p>
          </table:table-cell>
          <table:table-cell/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hreadsPerClient</text:p>
          </table:table-cell>
          <table:table-cell table:style-name="ce1" office:value-type="string" calcext:value-type="string">
            <text:p>Clients</text:p>
          </table:table-cell>
          <table:table-cell table:style-name="ce1" office:value-type="string" calcext:value-type="string">
            <text:p>TotalThreads</text:p>
          </table:table-cell>
          <table:table-cell table:style-name="ce1" office:value-type="string" calcext:value-type="string">
            <text:p>BlockSize (MB)</text:p>
          </table:table-cell>
          <table:table-cell table:style-name="ce1" office:value-type="string" calcext:value-type="string">
            <text:p>Scheduler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iB/Sec</text:p>
          </table:table-cell>
          <table:table-cell table:style-name="ce1" office:value-type="string" calcext:value-type="string">
            <text:p>Objs/Sec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]*[.B2]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08-131072-mq-deadline.csv.zst</text:p>
          </table:table-cell>
          <table:table-cell table:style-name="ce1" office:value-type="float" office:value="242.67" calcext:value-type="float">
            <text:p>242.67</text:p>
          </table:table-cell>
          <table:table-cell table:style-name="ce1" office:value-type="float" office:value="1941.39" calcext:value-type="float">
            <text:p>1941.3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]*[.L2]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16-131072-mq-deadline.csv.zst</text:p>
          </table:table-cell>
          <table:table-cell table:style-name="ce1" office:value-type="float" office:value="14.67" calcext:value-type="float">
            <text:p>14.67</text:p>
          </table:table-cell>
          <table:table-cell table:style-name="ce1" office:value-type="float" office:value="117.36" calcext:value-type="float">
            <text:p>117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]*[.B3]" office:value-type="float" office:value="64" calcext:value-type="float">
            <text:p>6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16-131072-mq-deadline.csv.zst</text:p>
          </table:table-cell>
          <table:table-cell table:style-name="ce1" office:value-type="float" office:value="295.29" calcext:value-type="float">
            <text:p>295.29</text:p>
          </table:table-cell>
          <table:table-cell table:style-name="ce1" office:value-type="float" office:value="2362.34" calcext:value-type="float">
            <text:p>2362.3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]*[.L3]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24-131072-mq-deadline.csv.zst</text:p>
          </table:table-cell>
          <table:table-cell table:style-name="ce1" office:value-type="float" office:value="16.26" calcext:value-type="float">
            <text:p>16.26</text:p>
          </table:table-cell>
          <table:table-cell table:style-name="ce1" office:value-type="float" office:value="130.09" calcext:value-type="float">
            <text:p>130.0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]*[.B4]" office:value-type="float" office:value="96" calcext:value-type="float">
            <text:p>9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24-131072-mq-deadline.csv.zst</text:p>
          </table:table-cell>
          <table:table-cell table:style-name="ce1" office:value-type="float" office:value="310.92" calcext:value-type="float">
            <text:p>310.92</text:p>
          </table:table-cell>
          <table:table-cell table:style-name="ce1" office:value-type="float" office:value="2487.32" calcext:value-type="float">
            <text:p>2487.3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]*[.L4]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48-131072-mq-deadline.csv.zst</text:p>
          </table:table-cell>
          <table:table-cell table:style-name="ce1" office:value-type="float" office:value="23.06" calcext:value-type="float">
            <text:p>23.06</text:p>
          </table:table-cell>
          <table:table-cell table:style-name="ce1" office:value-type="float" office:value="184.51" calcext:value-type="float">
            <text:p>184.5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]*[.B5]" office:value-type="float" office:value="192" calcext:value-type="float">
            <text:p>19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48-131072-mq-deadline.csv.zst</text:p>
          </table:table-cell>
          <table:table-cell table:style-name="ce1" office:value-type="float" office:value="382.82" calcext:value-type="float">
            <text:p>382.82</text:p>
          </table:table-cell>
          <table:table-cell table:style-name="ce1" office:value-type="float" office:value="3062.52" calcext:value-type="float">
            <text:p>3062.5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5]*[.L5]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64-131072-mq-deadline.csv.zst</text:p>
          </table:table-cell>
          <table:table-cell table:style-name="ce1" office:value-type="float" office:value="28.35" calcext:value-type="float">
            <text:p>28.35</text:p>
          </table:table-cell>
          <table:table-cell table:style-name="ce1" office:value-type="float" office:value="226.78" calcext:value-type="float">
            <text:p>226.7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6]*[.B6]" office:value-type="float" office:value="256" calcext:value-type="float">
            <text:p>256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64-131072-mq-deadline.csv.zst</text:p>
          </table:table-cell>
          <table:table-cell table:style-name="ce1" office:value-type="float" office:value="473.24" calcext:value-type="float">
            <text:p>473.24</text:p>
          </table:table-cell>
          <table:table-cell table:style-name="ce1" office:value-type="float" office:value="3785.88" calcext:value-type="float">
            <text:p>3785.8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6]*[.L6]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96-131072-mq-deadline.csv.zst</text:p>
          </table:table-cell>
          <table:table-cell table:style-name="ce1" office:value-type="float" office:value="31.03" calcext:value-type="float">
            <text:p>31.03</text:p>
          </table:table-cell>
          <table:table-cell table:style-name="ce1" office:value-type="float" office:value="248.23" calcext:value-type="float">
            <text:p>248.2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7]*[.B7]" office:value-type="float" office:value="384" calcext:value-type="float">
            <text:p>384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96-131072-mq-deadline.csv.zst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3815.98" calcext:value-type="float">
            <text:p>3815.9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7]*[.L7]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128-131072-mq-deadline.csv.zst</text:p>
          </table:table-cell>
          <table:table-cell table:style-name="ce1" office:value-type="float" office:value="34.91" calcext:value-type="float">
            <text:p>34.91</text:p>
          </table:table-cell>
          <table:table-cell table:style-name="ce1" office:value-type="float" office:value="279.31" calcext:value-type="float">
            <text:p>279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8]*[.B8]" office:value-type="float" office:value="512" calcext:value-type="float">
            <text:p>51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128-131072-mq-deadline.csv.zst</text:p>
          </table:table-cell>
          <table:table-cell table:style-name="ce1" office:value-type="float" office:value="472.16" calcext:value-type="float">
            <text:p>472.16</text:p>
          </table:table-cell>
          <table:table-cell table:style-name="ce1" office:value-type="float" office:value="3777.27" calcext:value-type="float">
            <text:p>3777.2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8]*[.L8]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08-524288-mq-deadline.csv.zst</text:p>
          </table:table-cell>
          <table:table-cell table:style-name="ce1" office:value-type="float" office:value="65.77" calcext:value-type="float">
            <text:p>65.77</text:p>
          </table:table-cell>
          <table:table-cell table:style-name="ce1" office:value-type="float" office:value="131.53" calcext:value-type="float">
            <text:p>131.5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9]*[.B9]" office:value-type="float" office:value="32" calcext:value-type="float">
            <text:p>3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08-524288-mq-deadline.csv.zst</text:p>
          </table:table-cell>
          <table:table-cell table:style-name="ce1" office:value-type="float" office:value="947.55" calcext:value-type="float">
            <text:p>947.55</text:p>
          </table:table-cell>
          <table:table-cell table:style-name="ce1" office:value-type="float" office:value="1895.1" calcext:value-type="float">
            <text:p>1895.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9]*[.L9]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16-524288-mq-deadline.csv.zst</text:p>
          </table:table-cell>
          <table:table-cell table:style-name="ce1" office:value-type="float" office:value="79.11" calcext:value-type="float">
            <text:p>79.11</text:p>
          </table:table-cell>
          <table:table-cell table:style-name="ce1" office:value-type="float" office:value="158.22" calcext:value-type="float">
            <text:p>158.2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0]*[.B10]" office:value-type="float" office:value="64" calcext:value-type="float">
            <text:p>6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16-524288-mq-deadline.csv.zst</text:p>
          </table:table-cell>
          <table:table-cell table:style-name="ce1" office:value-type="float" office:value="1203.52" calcext:value-type="float">
            <text:p>1203.52</text:p>
          </table:table-cell>
          <table:table-cell table:style-name="ce1" office:value-type="float" office:value="2407.04" calcext:value-type="float">
            <text:p>2407.0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0]*[.L10]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24-524288-mq-deadline.csv.zst</text:p>
          </table:table-cell>
          <table:table-cell table:style-name="ce1" office:value-type="float" office:value="86.33" calcext:value-type="float">
            <text:p>86.33</text:p>
          </table:table-cell>
          <table:table-cell table:style-name="ce1" office:value-type="float" office:value="172.65" calcext:value-type="float">
            <text:p>172.6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1]*[.B11]" office:value-type="float" office:value="96" calcext:value-type="float">
            <text:p>9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24-524288-mq-deadline.csv.zst</text:p>
          </table:table-cell>
          <table:table-cell table:style-name="ce1" office:value-type="float" office:value="1279.23" calcext:value-type="float">
            <text:p>1279.23</text:p>
          </table:table-cell>
          <table:table-cell table:style-name="ce1" office:value-type="float" office:value="2558.47" calcext:value-type="float">
            <text:p>2558.4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1]*[.L11]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48-524288-mq-deadline.csv.zst</text:p>
          </table:table-cell>
          <table:table-cell table:style-name="ce1" office:value-type="float" office:value="93.92" calcext:value-type="float">
            <text:p>93.92</text:p>
          </table:table-cell>
          <table:table-cell table:style-name="ce1" office:value-type="float" office:value="187.83" calcext:value-type="float">
            <text:p>187.8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2]*[.B12]" office:value-type="float" office:value="192" calcext:value-type="float">
            <text:p>19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48-524288-mq-deadline.csv.zst</text:p>
          </table:table-cell>
          <table:table-cell table:style-name="ce1" office:value-type="float" office:value="1396.74" calcext:value-type="float">
            <text:p>1396.74</text:p>
          </table:table-cell>
          <table:table-cell table:style-name="ce1" office:value-type="float" office:value="2793.49" calcext:value-type="float">
            <text:p>2793.4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2]*[.L12]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64-524288-mq-deadline.csv.zst</text:p>
          </table:table-cell>
          <table:table-cell table:style-name="ce1" office:value-type="float" office:value="113.52" calcext:value-type="float">
            <text:p>113.52</text:p>
          </table:table-cell>
          <table:table-cell table:style-name="ce1" office:value-type="float" office:value="227.04" calcext:value-type="float">
            <text:p>227.0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3]*[.B13]" office:value-type="float" office:value="256" calcext:value-type="float">
            <text:p>256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64-524288-mq-deadline.csv.zst</text:p>
          </table:table-cell>
          <table:table-cell table:style-name="ce1" office:value-type="float" office:value="1518.95" calcext:value-type="float">
            <text:p>1518.95</text:p>
          </table:table-cell>
          <table:table-cell table:style-name="ce1" office:value-type="float" office:value="3037.9" calcext:value-type="float">
            <text:p>3037.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3]*[.L13]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96-524288-mq-deadline.csv.zst</text:p>
          </table:table-cell>
          <table:table-cell table:style-name="ce1" office:value-type="float" office:value="129.29" calcext:value-type="float">
            <text:p>129.29</text:p>
          </table:table-cell>
          <table:table-cell table:style-name="ce1" office:value-type="float" office:value="258.58" calcext:value-type="float">
            <text:p>258.5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4]*[.B14]" office:value-type="float" office:value="384" calcext:value-type="float">
            <text:p>38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96-524288-mq-deadline.csv.zst</text:p>
          </table:table-cell>
          <table:table-cell table:style-name="ce1" office:value-type="float" office:value="1425.59" calcext:value-type="float">
            <text:p>1425.59</text:p>
          </table:table-cell>
          <table:table-cell table:style-name="ce1" office:value-type="float" office:value="2851.19" calcext:value-type="float">
            <text:p>2851.1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4]*[.L14]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128-524288-mq-deadline.csv.zst</text:p>
          </table:table-cell>
          <table:table-cell table:style-name="ce1" office:value-type="float" office:value="132.42" calcext:value-type="float">
            <text:p>132.42</text:p>
          </table:table-cell>
          <table:table-cell table:style-name="ce1" office:value-type="float" office:value="264.84" calcext:value-type="float">
            <text:p>264.8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5]*[.B15]" office:value-type="float" office:value="512" calcext:value-type="float">
            <text:p>51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128-524288-mq-deadline.csv.zst</text:p>
          </table:table-cell>
          <table:table-cell table:style-name="ce1" office:value-type="float" office:value="1859.07" calcext:value-type="float">
            <text:p>1859.07</text:p>
          </table:table-cell>
          <table:table-cell table:style-name="ce1" office:value-type="float" office:value="3718.14" calcext:value-type="float">
            <text:p>3718.1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5]*[.L15]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08-1048576-mq-deadline.csv.zst</text:p>
          </table:table-cell>
          <table:table-cell table:number-columns-repeated="2" table:style-name="ce1" office:value-type="float" office:value="130.73" calcext:value-type="float">
            <text:p>130.7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6]*[.B16]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08-1048576-mq-deadline.csv.zst</text:p>
          </table:table-cell>
          <table:table-cell table:number-columns-repeated="2" table:style-name="ce1" office:value-type="float" office:value="1786.81" calcext:value-type="float">
            <text:p>1786.8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6]*[.L16]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16-1048576-mq-deadline.csv.zst</text:p>
          </table:table-cell>
          <table:table-cell table:number-columns-repeated="2" table:style-name="ce1" office:value-type="float" office:value="162.58" calcext:value-type="float">
            <text:p>162.5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7]*[.B17]"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16-1048576-mq-deadline.csv.zst</text:p>
          </table:table-cell>
          <table:table-cell table:number-columns-repeated="2" table:style-name="ce1" office:value-type="float" office:value="2345.17" calcext:value-type="float">
            <text:p>2345.1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7]*[.L17]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24-1048576-mq-deadline.csv.zst</text:p>
          </table:table-cell>
          <table:table-cell table:number-columns-repeated="2" table:style-name="ce1" office:value-type="float" office:value="193.36" calcext:value-type="float">
            <text:p>193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8]*[.B18]"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24-1048576-mq-deadline.csv.zst</text:p>
          </table:table-cell>
          <table:table-cell table:number-columns-repeated="2" table:style-name="ce1" office:value-type="float" office:value="2520.88" calcext:value-type="float">
            <text:p>2520.8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8]*[.L18]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48-1048576-mq-deadline.csv.zst</text:p>
          </table:table-cell>
          <table:table-cell table:number-columns-repeated="2" table:style-name="ce1" office:value-type="float" office:value="186.17" calcext:value-type="float">
            <text:p>186.1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19]*[.B19]" office:value-type="float" office:value="192" calcext:value-type="float">
            <text:p>1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48-1048576-mq-deadline.csv.zst</text:p>
          </table:table-cell>
          <table:table-cell table:number-columns-repeated="2" table:style-name="ce1" office:value-type="float" office:value="2779.86" calcext:value-type="float">
            <text:p>2779.8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19]*[.L19]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64-1048576-mq-deadline.csv.zst</text:p>
          </table:table-cell>
          <table:table-cell table:number-columns-repeated="2" table:style-name="ce1" office:value-type="float" office:value="211.11" calcext:value-type="float">
            <text:p>211.1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0]*[.B20]" office:value-type="float" office:value="256" calcext:value-type="float">
            <text:p>2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64-1048576-mq-deadline.csv.zst</text:p>
          </table:table-cell>
          <table:table-cell table:number-columns-repeated="2" table:style-name="ce1" office:value-type="float" office:value="2800.95" calcext:value-type="float">
            <text:p>2800.9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0]*[.L20]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96-1048576-mq-deadline.csv.zst</text:p>
          </table:table-cell>
          <table:table-cell table:number-columns-repeated="2" table:style-name="ce1" office:value-type="float" office:value="168.72" calcext:value-type="float">
            <text:p>168.7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1]*[.B21]" office:value-type="float" office:value="384" calcext:value-type="float">
            <text:p>3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96-1048576-mq-deadline.csv.zst</text:p>
          </table:table-cell>
          <table:table-cell table:number-columns-repeated="2" table:style-name="ce1" office:value-type="float" office:value="2798.78" calcext:value-type="float">
            <text:p>2798.7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1]*[.L21]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128-1048576-mq-deadline.csv.zst</text:p>
          </table:table-cell>
          <table:table-cell table:number-columns-repeated="2" table:style-name="ce1" office:value-type="float" office:value="243.63" calcext:value-type="float">
            <text:p>243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2]*[.B22]" office:value-type="float" office:value="512" calcext:value-type="float">
            <text:p>5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128-1048576-mq-deadline.csv.zst</text:p>
          </table:table-cell>
          <table:table-cell table:number-columns-repeated="2" table:style-name="ce1" office:value-type="float" office:value="2776.77" calcext:value-type="float">
            <text:p>2776.7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2]*[.L22]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08-4194304-mq-deadline.csv.zst</text:p>
          </table:table-cell>
          <table:table-cell table:style-name="ce1" office:value-type="float" office:value="472.42" calcext:value-type="float">
            <text:p>472.42</text:p>
          </table:table-cell>
          <table:table-cell table:style-name="ce1" office:value-type="float" office:value="118.1" calcext:value-type="float">
            <text:p>118.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3]*[.B23]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08-4194304-mq-deadline.csv.zst</text:p>
          </table:table-cell>
          <table:table-cell table:style-name="ce1" office:value-type="float" office:value="4890.45" calcext:value-type="float">
            <text:p>4890.45</text:p>
          </table:table-cell>
          <table:table-cell table:style-name="ce1" office:value-type="float" office:value="1222.61" calcext:value-type="float">
            <text:p>1222.6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3]*[.L23]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16-4194304-mq-deadline.csv.zst</text:p>
          </table:table-cell>
          <table:table-cell table:style-name="ce1" office:value-type="float" office:value="635.34" calcext:value-type="float">
            <text:p>635.34</text:p>
          </table:table-cell>
          <table:table-cell table:style-name="ce1" office:value-type="float" office:value="158.84" calcext:value-type="float">
            <text:p>158.8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4]*[.B24]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16-4194304-mq-deadline.csv.zst</text:p>
          </table:table-cell>
          <table:table-cell table:style-name="ce1" office:value-type="float" office:value="7136.13" calcext:value-type="float">
            <text:p>7136.13</text:p>
          </table:table-cell>
          <table:table-cell table:style-name="ce1" office:value-type="float" office:value="1784.03" calcext:value-type="float">
            <text:p>1784.0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4]*[.L24]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24-4194304-mq-deadline.csv.zst</text:p>
          </table:table-cell>
          <table:table-cell table:style-name="ce1" office:value-type="float" office:value="770.64" calcext:value-type="float">
            <text:p>770.64</text:p>
          </table:table-cell>
          <table:table-cell table:style-name="ce1" office:value-type="float" office:value="192.66" calcext:value-type="float">
            <text:p>192.6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5]*[.B25]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24-4194304-mq-deadline.csv.zst</text:p>
          </table:table-cell>
          <table:table-cell table:style-name="ce1" office:value-type="float" office:value="8252.94" calcext:value-type="float">
            <text:p>8252.94</text:p>
          </table:table-cell>
          <table:table-cell table:style-name="ce1" office:value-type="float" office:value="2063.24" calcext:value-type="float">
            <text:p>2063.2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5]*[.L25]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48-4194304-mq-deadline.csv.zst</text:p>
          </table:table-cell>
          <table:table-cell table:style-name="ce1" office:value-type="float" office:value="942.21" calcext:value-type="float">
            <text:p>942.21</text:p>
          </table:table-cell>
          <table:table-cell table:style-name="ce1" office:value-type="float" office:value="235.55" calcext:value-type="float">
            <text:p>235.5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6]*[.B26]" office:value-type="float" office:value="192" calcext:value-type="float">
            <text:p>1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48-4194304-mq-deadline.csv.zst</text:p>
          </table:table-cell>
          <table:table-cell table:style-name="ce1" office:value-type="float" office:value="9116.34" calcext:value-type="float">
            <text:p>9116.34</text:p>
          </table:table-cell>
          <table:table-cell table:style-name="ce1" office:value-type="float" office:value="2279.09" calcext:value-type="float">
            <text:p>2279.0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6]*[.L26]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64-4194304-mq-deadline.csv.zst</text:p>
          </table:table-cell>
          <table:table-cell table:style-name="ce1" office:value-type="float" office:value="1001.45" calcext:value-type="float">
            <text:p>1001.45</text:p>
          </table:table-cell>
          <table:table-cell table:style-name="ce1" office:value-type="float" office:value="250.36" calcext:value-type="float">
            <text:p>250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7]*[.B27]" office:value-type="float" office:value="256" calcext:value-type="float">
            <text:p>2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64-4194304-mq-deadline.csv.zst</text:p>
          </table:table-cell>
          <table:table-cell table:style-name="ce1" office:value-type="float" office:value="9325.77" calcext:value-type="float">
            <text:p>9325.77</text:p>
          </table:table-cell>
          <table:table-cell table:style-name="ce1" office:value-type="float" office:value="2331.44" calcext:value-type="float">
            <text:p>2331.4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7]*[.L27]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96-4194304-mq-deadline.csv.zst</text:p>
          </table:table-cell>
          <table:table-cell table:style-name="ce1" office:value-type="float" office:value="1063.55" calcext:value-type="float">
            <text:p>1063.55</text:p>
          </table:table-cell>
          <table:table-cell table:style-name="ce1" office:value-type="float" office:value="265.89" calcext:value-type="float">
            <text:p>265.8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8]*[.B28]" office:value-type="float" office:value="384" calcext:value-type="float">
            <text:p>38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96-4194304-mq-deadline.csv.zst</text:p>
          </table:table-cell>
          <table:table-cell table:style-name="ce1" office:value-type="float" office:value="9473.43" calcext:value-type="float">
            <text:p>9473.43</text:p>
          </table:table-cell>
          <table:table-cell table:style-name="ce1" office:value-type="float" office:value="2368.36" calcext:value-type="float">
            <text:p>2368.3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8]*[.L28]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128-4194304-mq-deadline.csv.zst</text:p>
          </table:table-cell>
          <table:table-cell table:style-name="ce1" office:value-type="float" office:value="1100.14" calcext:value-type="float">
            <text:p>1100.14</text:p>
          </table:table-cell>
          <table:table-cell table:style-name="ce1" office:value-type="float" office:value="275.03" calcext:value-type="float">
            <text:p>275.0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29]*[.B29]" office:value-type="float" office:value="512" calcext:value-type="float">
            <text:p>5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128-4194304-mq-deadline.csv.zst</text:p>
          </table:table-cell>
          <table:table-cell table:style-name="ce1" office:value-type="float" office:value="9443.23" calcext:value-type="float">
            <text:p>9443.23</text:p>
          </table:table-cell>
          <table:table-cell table:style-name="ce1" office:value-type="float" office:value="2360.81" calcext:value-type="float">
            <text:p>2360.8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29]*[.L29]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08-16777216-mq-deadline.csv.zst</text:p>
          </table:table-cell>
          <table:table-cell table:style-name="ce1" office:value-type="float" office:value="1273.93" calcext:value-type="float">
            <text:p>1273.93</text:p>
          </table:table-cell>
          <table:table-cell table:style-name="ce1" office:value-type="float" office:value="79.62" calcext:value-type="float">
            <text:p>79.6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0]*[.B30]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08-16777216-mq-deadline.csv.zst</text:p>
          </table:table-cell>
          <table:table-cell table:style-name="ce1" office:value-type="float" office:value="8851.87" calcext:value-type="float">
            <text:p>8851.87</text:p>
          </table:table-cell>
          <table:table-cell table:style-name="ce1" office:value-type="float" office:value="553.24" calcext:value-type="float">
            <text:p>553.2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0]*[.L30]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16-16777216-mq-deadline.csv.zst</text:p>
          </table:table-cell>
          <table:table-cell table:style-name="ce1" office:value-type="float" office:value="1968.36" calcext:value-type="float">
            <text:p>1968.36</text:p>
          </table:table-cell>
          <table:table-cell table:style-name="ce1" office:value-type="float" office:value="123.02" calcext:value-type="float">
            <text:p>123.0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1]*[.B31]" office:value-type="float" office:value="64" calcext:value-type="float">
            <text:p>6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16-16777216-mq-deadline.csv.zst</text:p>
          </table:table-cell>
          <table:table-cell table:style-name="ce1" office:value-type="float" office:value="11617.76" calcext:value-type="float">
            <text:p>11617.76</text:p>
          </table:table-cell>
          <table:table-cell table:style-name="ce1" office:value-type="float" office:value="726.11" calcext:value-type="float">
            <text:p>726.1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1]*[.L31]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24-16777216-mq-deadline.csv.zst</text:p>
          </table:table-cell>
          <table:table-cell table:style-name="ce1" office:value-type="float" office:value="2199.96" calcext:value-type="float">
            <text:p>2199.96</text:p>
          </table:table-cell>
          <table:table-cell table:style-name="ce1" office:value-type="float" office:value="137.5" calcext:value-type="float">
            <text:p>137.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2]*[.B32]" office:value-type="float" office:value="96" calcext:value-type="float">
            <text:p>9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24-16777216-mq-deadline.csv.zst</text:p>
          </table:table-cell>
          <table:table-cell table:style-name="ce1" office:value-type="float" office:value="12672.09" calcext:value-type="float">
            <text:p>12672.09</text:p>
          </table:table-cell>
          <table:table-cell table:style-name="ce1" office:value-type="float" office:value="792.01" calcext:value-type="float">
            <text:p>792.0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2]*[.L32]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48-16777216-mq-deadline.csv.zst</text:p>
          </table:table-cell>
          <table:table-cell table:style-name="ce1" office:value-type="float" office:value="2756.21" calcext:value-type="float">
            <text:p>2756.21</text:p>
          </table:table-cell>
          <table:table-cell table:style-name="ce1" office:value-type="float" office:value="172.26" calcext:value-type="float">
            <text:p>172.2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3]*[.B33]" office:value-type="float" office:value="192" calcext:value-type="float">
            <text:p>19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48-16777216-mq-deadline.csv.zst</text:p>
          </table:table-cell>
          <table:table-cell table:style-name="ce1" office:value-type="float" office:value="12841.25" calcext:value-type="float">
            <text:p>12841.25</text:p>
          </table:table-cell>
          <table:table-cell table:style-name="ce1" office:value-type="float" office:value="802.58" calcext:value-type="float">
            <text:p>802.5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3]*[.L33]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64-16777216-mq-deadline.csv.zst</text:p>
          </table:table-cell>
          <table:table-cell table:style-name="ce1" office:value-type="float" office:value="2972.35" calcext:value-type="float">
            <text:p>2972.35</text:p>
          </table:table-cell>
          <table:table-cell table:style-name="ce1" office:value-type="float" office:value="185.77" calcext:value-type="float">
            <text:p>185.7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4]*[.B34]" office:value-type="float" office:value="256" calcext:value-type="float">
            <text:p>25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64-16777216-mq-deadline.csv.zst</text:p>
          </table:table-cell>
          <table:table-cell table:style-name="ce1" office:value-type="float" office:value="13185.76" calcext:value-type="float">
            <text:p>13185.76</text:p>
          </table:table-cell>
          <table:table-cell table:style-name="ce1" office:value-type="float" office:value="824.11" calcext:value-type="float">
            <text:p>824.1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4]*[.L34]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96-16777216-mq-deadline.csv.zst</text:p>
          </table:table-cell>
          <table:table-cell table:style-name="ce1" office:value-type="float" office:value="3463.9" calcext:value-type="float">
            <text:p>3463.9</text:p>
          </table:table-cell>
          <table:table-cell table:style-name="ce1" office:value-type="float" office:value="216.49" calcext:value-type="float">
            <text:p>216.4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5]*[.B35]" office:value-type="float" office:value="384" calcext:value-type="float">
            <text:p>38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96-16777216-mq-deadline.csv.zst</text:p>
          </table:table-cell>
          <table:table-cell table:style-name="ce1" office:value-type="float" office:value="12947.37" calcext:value-type="float">
            <text:p>12947.37</text:p>
          </table:table-cell>
          <table:table-cell table:style-name="ce1" office:value-type="float" office:value="809.21" calcext:value-type="float">
            <text:p>809.2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5]*[.L35]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128-16777216-mq-deadline.csv.zst</text:p>
          </table:table-cell>
          <table:table-cell table:style-name="ce1" office:value-type="float" office:value="3370.03" calcext:value-type="float">
            <text:p>3370.03</text:p>
          </table:table-cell>
          <table:table-cell table:style-name="ce1" office:value-type="float" office:value="210.63" calcext:value-type="float">
            <text:p>210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6]*[.B36]" office:value-type="float" office:value="512" calcext:value-type="float">
            <text:p>5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128-16777216-mq-deadline.csv.zst</text:p>
          </table:table-cell>
          <table:table-cell table:style-name="ce1" office:value-type="float" office:value="12670.28" calcext:value-type="float">
            <text:p>12670.28</text:p>
          </table:table-cell>
          <table:table-cell table:style-name="ce1" office:value-type="float" office:value="791.89" calcext:value-type="float">
            <text:p>791.8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6]*[.L36]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08-67108864-mq-deadline.csv.zst</text:p>
          </table:table-cell>
          <table:table-cell table:style-name="ce1" office:value-type="float" office:value="2246.63" calcext:value-type="float">
            <text:p>2246.63</text:p>
          </table:table-cell>
          <table:table-cell table:style-name="ce1" office:value-type="float" office:value="35.1" calcext:value-type="float">
            <text:p>35.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7]*[.B37]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08-67108864-mq-deadline.csv.zst</text:p>
          </table:table-cell>
          <table:table-cell table:style-name="ce1" office:value-type="float" office:value="11916.07" calcext:value-type="float">
            <text:p>11916.07</text:p>
          </table:table-cell>
          <table:table-cell table:style-name="ce1" office:value-type="float" office:value="186.19" calcext:value-type="float">
            <text:p>186.1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7]*[.L37]" office:value-type="float" office:value="64" calcext:value-type="float">
            <text:p>6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16-67108864-mq-deadline.csv.zst</text:p>
          </table:table-cell>
          <table:table-cell table:style-name="ce1" office:value-type="float" office:value="3925.49" calcext:value-type="float">
            <text:p>3925.49</text:p>
          </table:table-cell>
          <table:table-cell table:style-name="ce1" office:value-type="float" office:value="61.34" calcext:value-type="float">
            <text:p>61.3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8]*[.B38]" office:value-type="float" office:value="64" calcext:value-type="float">
            <text:p>6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16-67108864-mq-deadline.csv.zst</text:p>
          </table:table-cell>
          <table:table-cell table:style-name="ce1" office:value-type="float" office:value="13157.36" calcext:value-type="float">
            <text:p>13157.36</text:p>
          </table:table-cell>
          <table:table-cell table:style-name="ce1" office:value-type="float" office:value="205.58" calcext:value-type="float">
            <text:p>205.58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8]*[.L38]" office:value-type="float" office:value="96" calcext:value-type="float">
            <text:p>9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24-67108864-mq-deadline.csv.zst</text:p>
          </table:table-cell>
          <table:table-cell table:style-name="ce1" office:value-type="float" office:value="4708.04" calcext:value-type="float">
            <text:p>4708.04</text:p>
          </table:table-cell>
          <table:table-cell table:style-name="ce1" office:value-type="float" office:value="73.56" calcext:value-type="float">
            <text:p>73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39]*[.B39]" office:value-type="float" office:value="96" calcext:value-type="float">
            <text:p>9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24-67108864-mq-deadline.csv.zst</text:p>
          </table:table-cell>
          <table:table-cell table:style-name="ce1" office:value-type="float" office:value="12872.56" calcext:value-type="float">
            <text:p>12872.56</text:p>
          </table:table-cell>
          <table:table-cell table:style-name="ce1" office:value-type="float" office:value="201.13" calcext:value-type="float">
            <text:p>201.1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39]*[.L39]" office:value-type="float" office:value="192" calcext:value-type="float">
            <text:p>1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48-67108864-mq-deadline.csv.zst</text:p>
          </table:table-cell>
          <table:table-cell table:style-name="ce1" office:value-type="float" office:value="6153.91" calcext:value-type="float">
            <text:p>6153.91</text:p>
          </table:table-cell>
          <table:table-cell table:style-name="ce1" office:value-type="float" office:value="96.15" calcext:value-type="float">
            <text:p>96.1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0]*[.B40]" office:value-type="float" office:value="192" calcext:value-type="float">
            <text:p>19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48-67108864-mq-deadline.csv.zst</text:p>
          </table:table-cell>
          <table:table-cell table:style-name="ce1" office:value-type="float" office:value="13085.96" calcext:value-type="float">
            <text:p>13085.96</text:p>
          </table:table-cell>
          <table:table-cell table:style-name="ce1" office:value-type="float" office:value="204.47" calcext:value-type="float">
            <text:p>204.4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0]*[.L40]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64-67108864-mq-deadline.csv.zst</text:p>
          </table:table-cell>
          <table:table-cell table:style-name="ce1" office:value-type="float" office:value="6429.56" calcext:value-type="float">
            <text:p>6429.56</text:p>
          </table:table-cell>
          <table:table-cell table:style-name="ce1" office:value-type="float" office:value="100.46" calcext:value-type="float">
            <text:p>100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1]*[.B41]" office:value-type="float" office:value="256" calcext:value-type="float">
            <text:p>2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64-67108864-mq-deadline.csv.zst</text:p>
          </table:table-cell>
          <table:table-cell table:style-name="ce1" office:value-type="float" office:value="13233.52" calcext:value-type="float">
            <text:p>13233.52</text:p>
          </table:table-cell>
          <table:table-cell table:style-name="ce1" office:value-type="float" office:value="206.77" calcext:value-type="float">
            <text:p>206.77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1]*[.L41]" office:value-type="float" office:value="384" calcext:value-type="float">
            <text:p>3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96-67108864-mq-deadline.csv.zst</text:p>
          </table:table-cell>
          <table:table-cell table:style-name="ce1" office:value-type="float" office:value="6380.72" calcext:value-type="float">
            <text:p>6380.72</text:p>
          </table:table-cell>
          <table:table-cell table:style-name="ce1" office:value-type="float" office:value="99.7" calcext:value-type="float">
            <text:p>99.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2]*[.B42]" office:value-type="float" office:value="384" calcext:value-type="float">
            <text:p>38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96-67108864-mq-deadline.csv.zst</text:p>
          </table:table-cell>
          <table:table-cell table:style-name="ce1" office:value-type="float" office:value="13007.74" calcext:value-type="float">
            <text:p>13007.74</text:p>
          </table:table-cell>
          <table:table-cell table:style-name="ce1" office:value-type="float" office:value="203.25" calcext:value-type="float">
            <text:p>203.25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2]*[.L42]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128-67108864-mq-deadline.csv.zst</text:p>
          </table:table-cell>
          <table:table-cell table:style-name="ce1" office:value-type="float" office:value="6424.38" calcext:value-type="float">
            <text:p>6424.38</text:p>
          </table:table-cell>
          <table:table-cell table:style-name="ce1" office:value-type="float" office:value="100.38" calcext:value-type="float">
            <text:p>100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3]*[.B43]" office:value-type="float" office:value="512" calcext:value-type="float">
            <text:p>51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128-67108864-mq-deadline.csv.zst</text:p>
          </table:table-cell>
          <table:table-cell table:style-name="ce1" office:value-type="float" office:value="12698.66" calcext:value-type="float">
            <text:p>12698.66</text:p>
          </table:table-cell>
          <table:table-cell table:style-name="ce1" office:value-type="float" office:value="198.42" calcext:value-type="float">
            <text:p>198.4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3]*[.L43]" office:value-type="float" office:value="32" calcext:value-type="float">
            <text:p>3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08-134217728-mq-deadline.csv.zst</text:p>
          </table:table-cell>
          <table:table-cell table:style-name="ce1" office:value-type="float" office:value="3188.65" calcext:value-type="float">
            <text:p>3188.65</text:p>
          </table:table-cell>
          <table:table-cell table:style-name="ce1" office:value-type="float" office:value="24.91" calcext:value-type="float">
            <text:p>24.9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4]*[.B44]" office:value-type="float" office:value="32" calcext:value-type="float">
            <text:p>3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08-134217728-mq-deadline.csv.zst</text:p>
          </table:table-cell>
          <table:table-cell table:style-name="ce1" office:value-type="float" office:value="12470.95" calcext:value-type="float">
            <text:p>12470.95</text:p>
          </table:table-cell>
          <table:table-cell table:style-name="ce1" office:value-type="float" office:value="97.43" calcext:value-type="float">
            <text:p>97.43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4]*[.L44]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16-134217728-mq-deadline.csv.zst</text:p>
          </table:table-cell>
          <table:table-cell table:style-name="ce1" office:value-type="float" office:value="5179.87" calcext:value-type="float">
            <text:p>5179.87</text:p>
          </table:table-cell>
          <table:table-cell table:style-name="ce1" office:value-type="float" office:value="40.47" calcext:value-type="float">
            <text:p>40.4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5]*[.B45]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16-134217728-mq-deadline.csv.zst</text:p>
          </table:table-cell>
          <table:table-cell table:style-name="ce1" office:value-type="float" office:value="13234.14" calcext:value-type="float">
            <text:p>13234.14</text:p>
          </table:table-cell>
          <table:table-cell table:style-name="ce1" office:value-type="float" office:value="103.39" calcext:value-type="float">
            <text:p>103.3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5]*[.L45]" office:value-type="float" office:value="96" calcext:value-type="float">
            <text:p>9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24-134217728-mq-deadline.csv.zst</text:p>
          </table:table-cell>
          <table:table-cell table:style-name="ce1" office:value-type="float" office:value="5592.9" calcext:value-type="float">
            <text:p>5592.9</text:p>
          </table:table-cell>
          <table:table-cell table:style-name="ce1" office:value-type="float" office:value="43.69" calcext:value-type="float">
            <text:p>43.6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6]*[.B46]" office:value-type="float" office:value="96" calcext:value-type="float">
            <text:p>9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24-134217728-mq-deadline.csv.zst</text:p>
          </table:table-cell>
          <table:table-cell table:style-name="ce1" office:value-type="float" office:value="13209.49" calcext:value-type="float">
            <text:p>13209.49</text:p>
          </table:table-cell>
          <table:table-cell table:style-name="ce1" office:value-type="float" office:value="103.2" calcext:value-type="float">
            <text:p>103.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6]*[.L46]" office:value-type="float" office:value="192" calcext:value-type="float">
            <text:p>19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48-134217728-mq-deadline.csv.zst</text:p>
          </table:table-cell>
          <table:table-cell table:style-name="ce1" office:value-type="float" office:value="7643.8" calcext:value-type="float">
            <text:p>7643.8</text:p>
          </table:table-cell>
          <table:table-cell table:style-name="ce1" office:value-type="float" office:value="59.72" calcext:value-type="float">
            <text:p>59.7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7]*[.B47]" office:value-type="float" office:value="192" calcext:value-type="float">
            <text:p>19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48-134217728-mq-deadline.csv.zst</text:p>
          </table:table-cell>
          <table:table-cell table:style-name="ce1" office:value-type="float" office:value="13349.54" calcext:value-type="float">
            <text:p>13349.54</text:p>
          </table:table-cell>
          <table:table-cell table:style-name="ce1" office:value-type="float" office:value="104.29" calcext:value-type="float">
            <text:p>104.29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7]*[.L47]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64-134217728-mq-deadline.csv.zst</text:p>
          </table:table-cell>
          <table:table-cell table:style-name="ce1" office:value-type="float" office:value="8212.11" calcext:value-type="float">
            <text:p>8212.11</text:p>
          </table:table-cell>
          <table:table-cell table:style-name="ce1" office:value-type="float" office:value="64.16" calcext:value-type="float">
            <text:p>64.1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8]*[.B48]" office:value-type="float" office:value="256" calcext:value-type="float">
            <text:p>25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64-134217728-mq-deadline.csv.zst</text:p>
          </table:table-cell>
          <table:table-cell table:style-name="ce1" office:value-type="float" office:value="13071.02" calcext:value-type="float">
            <text:p>13071.02</text:p>
          </table:table-cell>
          <table:table-cell table:style-name="ce1" office:value-type="float" office:value="102.12" calcext:value-type="float">
            <text:p>102.1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8]*[.L48]" office:value-type="float" office:value="384" calcext:value-type="float">
            <text:p>38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96-134217728-mq-deadline.csv.zst</text:p>
          </table:table-cell>
          <table:table-cell table:style-name="ce1" office:value-type="float" office:value="9151.92" calcext:value-type="float">
            <text:p>9151.92</text:p>
          </table:table-cell>
          <table:table-cell table:style-name="ce1" office:value-type="float" office:value="71.5" calcext:value-type="float">
            <text:p>71.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49]*[.B49]" office:value-type="float" office:value="384" calcext:value-type="float">
            <text:p>38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96-134217728-mq-deadline.csv.zst</text:p>
          </table:table-cell>
          <table:table-cell table:style-name="ce1" office:value-type="float" office:value="12800.8" calcext:value-type="float">
            <text:p>12800.8</text:p>
          </table:table-cell>
          <table:table-cell table:style-name="ce1" office:value-type="float" office:value="100.01" calcext:value-type="float">
            <text:p>100.0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49]*[.L49]" office:value-type="float" office:value="512" calcext:value-type="float">
            <text:p>5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128-134217728-mq-deadline.csv.zst</text:p>
          </table:table-cell>
          <table:table-cell table:style-name="ce1" office:value-type="float" office:value="9782.14" calcext:value-type="float">
            <text:p>9782.14</text:p>
          </table:table-cell>
          <table:table-cell table:style-name="ce1" office:value-type="float" office:value="76.42" calcext:value-type="float">
            <text:p>76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0]*[.B50]" office:value-type="float" office:value="512" calcext:value-type="float">
            <text:p>51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128-134217728-mq-deadline.csv.zst</text:p>
          </table:table-cell>
          <table:table-cell table:style-name="ce1" office:value-type="float" office:value="9650.73" calcext:value-type="float">
            <text:p>9650.73</text:p>
          </table:table-cell>
          <table:table-cell table:style-name="ce1" office:value-type="float" office:value="75.4" calcext:value-type="float">
            <text:p>75.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50]*[.L50]" office:value-type="float" office:value="32" calcext:value-type="float">
            <text:p>3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08-268435456-mq-deadline.csv.zst</text:p>
          </table:table-cell>
          <table:table-cell table:style-name="ce1" office:value-type="float" office:value="3614.1" calcext:value-type="float">
            <text:p>3614.1</text:p>
          </table:table-cell>
          <table:table-cell table:style-name="ce1" office:value-type="float" office:value="14.12" calcext:value-type="float">
            <text:p>14.1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1]*[.B51]" office:value-type="float" office:value="32" calcext:value-type="float">
            <text:p>3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08-268435456-mq-deadline.csv.zst</text:p>
          </table:table-cell>
          <table:table-cell table:style-name="ce1" office:value-type="float" office:value="12329.75" calcext:value-type="float">
            <text:p>12329.75</text:p>
          </table:table-cell>
          <table:table-cell table:style-name="ce1" office:value-type="float" office:value="48.16" calcext:value-type="float">
            <text:p>48.16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51]*[.L51]" office:value-type="float" office:value="64" calcext:value-type="float">
            <text:p>6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16-268435456-mq-deadline.csv.zst</text:p>
          </table:table-cell>
          <table:table-cell table:style-name="ce1" office:value-type="float" office:value="5144.33" calcext:value-type="float">
            <text:p>5144.33</text:p>
          </table:table-cell>
          <table:table-cell table:style-name="ce1" office:value-type="float" office:value="20.1" calcext:value-type="float">
            <text:p>20.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2]*[.B52]" office:value-type="float" office:value="64" calcext:value-type="float">
            <text:p>6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16-268435456-mq-deadline.csv.zst</text:p>
          </table:table-cell>
          <table:table-cell table:style-name="ce1" office:value-type="float" office:value="13241.12" calcext:value-type="float">
            <text:p>13241.12</text:p>
          </table:table-cell>
          <table:table-cell table:style-name="ce1" office:value-type="float" office:value="51.72" calcext:value-type="float">
            <text:p>51.7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52]*[.L52]" office:value-type="float" office:value="96" calcext:value-type="float">
            <text:p>96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24-268435456-mq-deadline.csv.zst</text:p>
          </table:table-cell>
          <table:table-cell table:style-name="ce1" office:value-type="float" office:value="6378.28" calcext:value-type="float">
            <text:p>6378.28</text:p>
          </table:table-cell>
          <table:table-cell table:style-name="ce1" office:value-type="float" office:value="24.92" calcext:value-type="float">
            <text:p>24.9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3]*[.B53]" office:value-type="float" office:value="96" calcext:value-type="float">
            <text:p>96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24-268435456-mq-deadline.csv.zst</text:p>
          </table:table-cell>
          <table:table-cell table:style-name="ce1" office:value-type="float" office:value="13236.78" calcext:value-type="float">
            <text:p>13236.78</text:p>
          </table:table-cell>
          <table:table-cell table:style-name="ce1" office:value-type="float" office:value="51.71" calcext:value-type="float">
            <text:p>51.71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53]*[.L53]" office:value-type="float" office:value="192" calcext:value-type="float">
            <text:p>19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48-268435456-mq-deadline.csv.zst</text:p>
          </table:table-cell>
          <table:table-cell table:style-name="ce1" office:value-type="float" office:value="8113.33" calcext:value-type="float">
            <text:p>8113.33</text:p>
          </table:table-cell>
          <table:table-cell table:style-name="ce1" office:value-type="float" office:value="31.69" calcext:value-type="float">
            <text:p>31.6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4]*[.B54]" office:value-type="float" office:value="192" calcext:value-type="float">
            <text:p>19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48-268435456-mq-deadline.csv.zst</text:p>
          </table:table-cell>
          <table:table-cell table:style-name="ce1" office:value-type="float" office:value="13036.1" calcext:value-type="float">
            <text:p>13036.1</text:p>
          </table:table-cell>
          <table:table-cell table:style-name="ce1" office:value-type="float" office:value="50.92" calcext:value-type="float">
            <text:p>50.92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54]*[.L54]" office:value-type="float" office:value="256" calcext:value-type="float">
            <text:p>256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64-268435456-mq-deadline.csv.zst</text:p>
          </table:table-cell>
          <table:table-cell table:style-name="ce1" office:value-type="float" office:value="9060.39" calcext:value-type="float">
            <text:p>9060.39</text:p>
          </table:table-cell>
          <table:table-cell table:style-name="ce1" office:value-type="float" office:value="35.39" calcext:value-type="float">
            <text:p>35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5]*[.B55]" office:value-type="float" office:value="256" calcext:value-type="float">
            <text:p>256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64-268435456-mq-deadline.csv.zst</text:p>
          </table:table-cell>
          <table:table-cell table:style-name="ce1" office:value-type="float" office:value="12965.01" calcext:value-type="float">
            <text:p>12965.01</text:p>
          </table:table-cell>
          <table:table-cell table:style-name="ce1" office:value-type="float" office:value="50.64" calcext:value-type="float">
            <text:p>50.64</text:p>
          </table:table-cell>
          <table:table-cell/>
          <table:table-cell table:style-name="ce1" office:value-type="string" calcext:value-type="string">
            <text:p>pu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M55]*[.L55]" office:value-type="float" office:value="384" calcext:value-type="float">
            <text:p>38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96-268435456-mq-deadline.csv.zst</text:p>
          </table:table-cell>
          <table:table-cell table:style-name="ce1" office:value-type="float" office:value="9949.23" calcext:value-type="float">
            <text:p>9949.23</text:p>
          </table:table-cell>
          <table:table-cell table:style-name="ce1" office:value-type="float" office:value="38.86" calcext:value-type="float">
            <text:p>38.8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6]*[.B56]" office:value-type="float" office:value="384" calcext:value-type="float">
            <text:p>384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096-268435456-mq-deadline.csv.zst</text:p>
          </table:table-cell>
          <table:table-cell table:style-name="ce1" office:value-type="float" office:value="12973" calcext:value-type="float">
            <text:p>12973</text:p>
          </table:table-cell>
          <table:table-cell table:style-name="ce1" office:value-type="float" office:value="50.68" calcext:value-type="float">
            <text:p>50.68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get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7]*[.B57]" office:value-type="float" office:value="512" calcext:value-type="float">
            <text:p>5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get-128-268435456-mq-deadline.csv.zst</text:p>
          </table:table-cell>
          <table:table-cell table:style-name="ce1" office:value-type="float" office:value="10778.55" calcext:value-type="float">
            <text:p>10778.55</text:p>
          </table:table-cell>
          <table:table-cell table:style-name="ce1" office:value-type="float" office:value="42.1" calcext:value-type="float">
            <text:p>42.1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pu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C58]*[.B58]" office:value-type="float" office:value="32" calcext:value-type="float">
            <text:p>32</text:p>
          </table:table-cell>
          <table:table-cell table:style-name="ce1" office:value-type="float" office:value="0.125" calcext:value-type="float">
            <text:p>0.125</text:p>
          </table:table-cell>
          <table:table-cell table:style-name="ce1" office:value-type="string" calcext:value-type="string">
            <text:p>mq_deadline</text:p>
          </table:table-cell>
          <table:table-cell table:style-name="ce1" office:value-type="string" calcext:value-type="string">
            <text:p>put-008-131072-mq-deadline.csv.zst</text:p>
          </table:table-cell>
          <table:table-cell table:style-name="ce1" office:value-type="float" office:value="16.23" calcext:value-type="float">
            <text:p>16.23</text:p>
          </table:table-cell>
          <table:table-cell table:style-name="ce1" office:value-type="float" office:value="129.83" calcext:value-type="float">
            <text:p>129.83</text:p>
          </table:table-cell>
          <table:table-cell table:number-columns-repeated="101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Tables" table:style-name="ta3">
        <table:table-column table:style-name="co1" table:number-columns-repeated="1024" table:default-cell-style-name="Default"/>
        <table:table-row table:style-name="ro3">
          <table:table-cell table:style-name="ce2" office:value-type="string" calcext:value-type="string">
            <text:p>Average - MiB/Sec</text:p>
          </table:table-cell>
          <table:table-cell table:style-name="ce7" office:value-type="string" calcext:value-type="string">
            <text:p>TotalThreads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3">
          <table:table-cell table:style-name="ce3" office:value-type="string" calcext:value-type="string">
            <text:p>BlockSize (MB)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84" calcext:value-type="float">
            <text:p>384</text:p>
          </table:table-cell>
          <table:table-cell table:style-name="ce17" office:value-type="float" office:value="512" calcext:value-type="float">
            <text:p>512</text:p>
          </table:table-cell>
          <table:table-cell table:number-columns-repeated="1016"/>
        </table:table-row>
        <table:table-row table:style-name="ro3">
          <table:table-cell table:style-name="ce4" office:value-type="float" office:value="0.125" calcext:value-type="float">
            <text:p>0.125</text:p>
          </table:table-cell>
          <table:table-cell table:style-name="ce9" office:value-type="float" office:value="129.45" calcext:value-type="float">
            <text:p>129.45</text:p>
          </table:table-cell>
          <table:table-cell table:style-name="ce14" office:value-type="float" office:value="295.29" calcext:value-type="float">
            <text:p>295.29</text:p>
          </table:table-cell>
          <table:table-cell table:style-name="ce14" office:value-type="float" office:value="310.92" calcext:value-type="float">
            <text:p>310.92</text:p>
          </table:table-cell>
          <table:table-cell table:style-name="ce14" office:value-type="float" office:value="382.82" calcext:value-type="float">
            <text:p>382.82</text:p>
          </table:table-cell>
          <table:table-cell table:style-name="ce14" office:value-type="float" office:value="473.24" calcext:value-type="float">
            <text:p>473.24</text:p>
          </table:table-cell>
          <table:table-cell table:style-name="ce14" office:value-type="float" office:value="477" calcext:value-type="float">
            <text:p>477</text:p>
          </table:table-cell>
          <table:table-cell table:style-name="ce18" office:value-type="float" office:value="472.16" calcext:value-type="float">
            <text:p>472.16</text:p>
          </table:table-cell>
          <table:table-cell table:number-columns-repeated="1016"/>
        </table:table-row>
        <table:table-row table:style-name="ro3"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947.55" calcext:value-type="float">
            <text:p>947.55</text:p>
          </table:table-cell>
          <table:table-cell table:style-name="Pivot_20_Table_20_Value" office:value-type="float" office:value="1203.52" calcext:value-type="float">
            <text:p>1203.52</text:p>
          </table:table-cell>
          <table:table-cell table:style-name="Pivot_20_Table_20_Value" office:value-type="float" office:value="1279.23" calcext:value-type="float">
            <text:p>1279.23</text:p>
          </table:table-cell>
          <table:table-cell table:style-name="Pivot_20_Table_20_Value" office:value-type="float" office:value="1396.74" calcext:value-type="float">
            <text:p>1396.74</text:p>
          </table:table-cell>
          <table:table-cell table:style-name="Pivot_20_Table_20_Value" office:value-type="float" office:value="1518.95" calcext:value-type="float">
            <text:p>1518.95</text:p>
          </table:table-cell>
          <table:table-cell table:style-name="Pivot_20_Table_20_Value" office:value-type="float" office:value="1425.59" calcext:value-type="float">
            <text:p>1425.59</text:p>
          </table:table-cell>
          <table:table-cell table:style-name="ce19" office:value-type="float" office:value="1859.07" calcext:value-type="float">
            <text:p>1859.07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1786.81" calcext:value-type="float">
            <text:p>1786.81</text:p>
          </table:table-cell>
          <table:table-cell table:style-name="Pivot_20_Table_20_Value" office:value-type="float" office:value="2345.17" calcext:value-type="float">
            <text:p>2345.17</text:p>
          </table:table-cell>
          <table:table-cell table:style-name="Pivot_20_Table_20_Value" office:value-type="float" office:value="2520.88" calcext:value-type="float">
            <text:p>2520.88</text:p>
          </table:table-cell>
          <table:table-cell table:style-name="Pivot_20_Table_20_Value" office:value-type="float" office:value="2779.86" calcext:value-type="float">
            <text:p>2779.86</text:p>
          </table:table-cell>
          <table:table-cell table:style-name="Pivot_20_Table_20_Value" office:value-type="float" office:value="2800.95" calcext:value-type="float">
            <text:p>2800.95</text:p>
          </table:table-cell>
          <table:table-cell table:style-name="Pivot_20_Table_20_Value" office:value-type="float" office:value="2798.78" calcext:value-type="float">
            <text:p>2798.78</text:p>
          </table:table-cell>
          <table:table-cell table:style-name="ce19" office:value-type="float" office:value="2776.77" calcext:value-type="float">
            <text:p>2776.77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 office:value-type="float" office:value="4890.45" calcext:value-type="float">
            <text:p>4890.45</text:p>
          </table:table-cell>
          <table:table-cell table:style-name="Pivot_20_Table_20_Value" office:value-type="float" office:value="7136.13" calcext:value-type="float">
            <text:p>7136.13</text:p>
          </table:table-cell>
          <table:table-cell table:style-name="Pivot_20_Table_20_Value" office:value-type="float" office:value="8252.94" calcext:value-type="float">
            <text:p>8252.94</text:p>
          </table:table-cell>
          <table:table-cell table:style-name="Pivot_20_Table_20_Value" office:value-type="float" office:value="9116.34" calcext:value-type="float">
            <text:p>9116.34</text:p>
          </table:table-cell>
          <table:table-cell table:style-name="Pivot_20_Table_20_Value" office:value-type="float" office:value="9325.77" calcext:value-type="float">
            <text:p>9325.77</text:p>
          </table:table-cell>
          <table:table-cell table:style-name="Pivot_20_Table_20_Value" office:value-type="float" office:value="9473.43" calcext:value-type="float">
            <text:p>9473.43</text:p>
          </table:table-cell>
          <table:table-cell table:style-name="ce19" office:value-type="float" office:value="9443.23" calcext:value-type="float">
            <text:p>9443.23</text:p>
          </table:table-cell>
          <table:table-cell table:number-columns-repeated="1016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 office:value-type="float" office:value="8851.87" calcext:value-type="float">
            <text:p>8851.87</text:p>
          </table:table-cell>
          <table:table-cell table:style-name="Pivot_20_Table_20_Value" office:value-type="float" office:value="11617.76" calcext:value-type="float">
            <text:p>11617.76</text:p>
          </table:table-cell>
          <table:table-cell table:style-name="Pivot_20_Table_20_Value" office:value-type="float" office:value="12672.09" calcext:value-type="float">
            <text:p>12672.09</text:p>
          </table:table-cell>
          <table:table-cell table:style-name="Pivot_20_Table_20_Value" office:value-type="float" office:value="12841.25" calcext:value-type="float">
            <text:p>12841.25</text:p>
          </table:table-cell>
          <table:table-cell table:style-name="Pivot_20_Table_20_Value" office:value-type="float" office:value="13185.76" calcext:value-type="float">
            <text:p>13185.76</text:p>
          </table:table-cell>
          <table:table-cell table:style-name="Pivot_20_Table_20_Value" office:value-type="float" office:value="12947.37" calcext:value-type="float">
            <text:p>12947.37</text:p>
          </table:table-cell>
          <table:table-cell table:style-name="ce19" office:value-type="float" office:value="12670.28" calcext:value-type="float">
            <text:p>12670.28</text:p>
          </table:table-cell>
          <table:table-cell table:number-columns-repeated="1016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0" office:value-type="float" office:value="11916.07" calcext:value-type="float">
            <text:p>11916.07</text:p>
          </table:table-cell>
          <table:table-cell table:style-name="Pivot_20_Table_20_Value" office:value-type="float" office:value="13157.36" calcext:value-type="float">
            <text:p>13157.36</text:p>
          </table:table-cell>
          <table:table-cell table:style-name="Pivot_20_Table_20_Value" office:value-type="float" office:value="12872.56" calcext:value-type="float">
            <text:p>12872.56</text:p>
          </table:table-cell>
          <table:table-cell table:style-name="Pivot_20_Table_20_Value" office:value-type="float" office:value="13085.96" calcext:value-type="float">
            <text:p>13085.96</text:p>
          </table:table-cell>
          <table:table-cell table:style-name="Pivot_20_Table_20_Value" office:value-type="float" office:value="13233.52" calcext:value-type="float">
            <text:p>13233.52</text:p>
          </table:table-cell>
          <table:table-cell table:style-name="Pivot_20_Table_20_Value" office:value-type="float" office:value="13007.74" calcext:value-type="float">
            <text:p>13007.74</text:p>
          </table:table-cell>
          <table:table-cell table:style-name="ce19" office:value-type="float" office:value="12698.66" calcext:value-type="float">
            <text:p>12698.66</text:p>
          </table:table-cell>
          <table:table-cell table:number-columns-repeated="1016"/>
        </table:table-row>
        <table:table-row table:style-name="ro3">
          <table:table-cell table:style-name="ce5" office:value-type="float" office:value="128" calcext:value-type="float">
            <text:p>128</text:p>
          </table:table-cell>
          <table:table-cell table:style-name="ce10" office:value-type="float" office:value="12470.95" calcext:value-type="float">
            <text:p>12470.95</text:p>
          </table:table-cell>
          <table:table-cell table:style-name="Pivot_20_Table_20_Value" office:value-type="float" office:value="13234.14" calcext:value-type="float">
            <text:p>13234.14</text:p>
          </table:table-cell>
          <table:table-cell table:style-name="Pivot_20_Table_20_Value" office:value-type="float" office:value="13209.49" calcext:value-type="float">
            <text:p>13209.49</text:p>
          </table:table-cell>
          <table:table-cell table:style-name="Pivot_20_Table_20_Value" office:value-type="float" office:value="13349.54" calcext:value-type="float">
            <text:p>13349.54</text:p>
          </table:table-cell>
          <table:table-cell table:style-name="Pivot_20_Table_20_Value" office:value-type="float" office:value="13071.02" calcext:value-type="float">
            <text:p>13071.02</text:p>
          </table:table-cell>
          <table:table-cell table:style-name="Pivot_20_Table_20_Value" office:value-type="float" office:value="12800.8" calcext:value-type="float">
            <text:p>12800.8</text:p>
          </table:table-cell>
          <table:table-cell table:style-name="ce19" office:value-type="float" office:value="9650.73" calcext:value-type="float">
            <text:p>9650.73</text:p>
          </table:table-cell>
          <table:table-cell table:number-columns-repeated="1016"/>
        </table:table-row>
        <table:table-row table:style-name="ro3">
          <table:table-cell table:style-name="ce6" office:value-type="float" office:value="256" calcext:value-type="float">
            <text:p>256</text:p>
          </table:table-cell>
          <table:table-cell table:style-name="ce11" office:value-type="float" office:value="12329.75" calcext:value-type="float">
            <text:p>12329.75</text:p>
          </table:table-cell>
          <table:table-cell table:style-name="ce15" office:value-type="float" office:value="13241.12" calcext:value-type="float">
            <text:p>13241.12</text:p>
          </table:table-cell>
          <table:table-cell table:style-name="ce15" office:value-type="float" office:value="13236.78" calcext:value-type="float">
            <text:p>13236.78</text:p>
          </table:table-cell>
          <table:table-cell table:style-name="ce15" office:value-type="float" office:value="13036.1" calcext:value-type="float">
            <text:p>13036.1</text:p>
          </table:table-cell>
          <table:table-cell table:style-name="ce15" office:value-type="float" office:value="12965.01" calcext:value-type="float">
            <text:p>12965.01</text:p>
          </table:table-cell>
          <table:table-cell table:style-name="ce15" office:value-type="float" office:value="12973" calcext:value-type="float">
            <text:p>12973</text:p>
          </table:table-cell>
          <table:table-cell table:style-name="ce20" office:value-type="float" office:value="10778.55" calcext:value-type="float">
            <text:p>10778.55</text:p>
          </table:table-cell>
          <table:table-cell table:number-columns-repeated="1016"/>
        </table:table-row>
        <table:table-row table:style-name="ro1">
          <table:table-cell>
            <draw:frame table:end-cell-address="PivotTables.F28" table:end-x="49.24pt" table:end-y="11.23pt" draw:z-index="0" draw:name="Chart 3" draw:style-name="gr1" draw:text-style-name="P1" svg:width="449.97pt" svg:height="278.22pt" svg:x="0pt" svg:y="0.74pt">
              <draw:object draw:notify-on-update-of-ranges="PivotTables.B2:PivotTables.H2 PivotTables.A3:PivotTables.A3 PivotTables.B3:PivotTables.H3 PivotTables.A4:PivotTables.A4 PivotTables.B4:PivotTables.H4 PivotTables.A5:PivotTables.A5 PivotTables.B5:PivotTables.H5 PivotTables.A6:PivotTables.A6 PivotTables.B6:PivotTables.H6 PivotTables.A7:PivotTables.A7 PivotTables.B7:PivotTables.H7 PivotTables.A8:PivotTables.A8 PivotTables.B8:PivotTables.H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style-name="ce2" office:value-type="string" calcext:value-type="string">
            <text:p>Average - MiB/Sec</text:p>
          </table:table-cell>
          <table:table-cell table:style-name="ce7" office:value-type="string" calcext:value-type="string">
            <text:p>TotalThreads</text:p>
          </table:table-cell>
          <table:table-cell table:style-name="ce12" table:number-columns-repeated="5"/>
          <table:table-cell table:style-name="ce16"/>
          <table:table-cell table:number-columns-repeated="1016"/>
        </table:table-row>
        <table:table-row table:style-name="ro3">
          <table:table-cell table:style-name="ce3" office:value-type="string" calcext:value-type="string">
            <text:p>BlockSize (MB)</text:p>
          </table:table-cell>
          <table:table-cell table:style-name="ce8" office:value-type="float" office:value="32" calcext:value-type="float">
            <text:p>32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384" calcext:value-type="float">
            <text:p>384</text:p>
          </table:table-cell>
          <table:table-cell table:style-name="ce17" office:value-type="float" office:value="512" calcext:value-type="float">
            <text:p>512</text:p>
          </table:table-cell>
          <table:table-cell table:number-columns-repeated="1016"/>
        </table:table-row>
        <table:table-row table:style-name="ro3">
          <table:table-cell table:style-name="ce4" office:value-type="float" office:value="0.125" calcext:value-type="float">
            <text:p>0.125</text:p>
          </table:table-cell>
          <table:table-cell table:style-name="ce9"/>
          <table:table-cell table:style-name="ce14" office:value-type="float" office:value="14.67" calcext:value-type="float">
            <text:p>14.67</text:p>
          </table:table-cell>
          <table:table-cell table:style-name="ce14" office:value-type="float" office:value="16.26" calcext:value-type="float">
            <text:p>16.26</text:p>
          </table:table-cell>
          <table:table-cell table:style-name="ce14" office:value-type="float" office:value="23.06" calcext:value-type="float">
            <text:p>23.06</text:p>
          </table:table-cell>
          <table:table-cell table:style-name="ce14" office:value-type="float" office:value="28.35" calcext:value-type="float">
            <text:p>28.35</text:p>
          </table:table-cell>
          <table:table-cell table:style-name="ce14" office:value-type="float" office:value="31.03" calcext:value-type="float">
            <text:p>31.03</text:p>
          </table:table-cell>
          <table:table-cell table:style-name="ce18" office:value-type="float" office:value="34.91" calcext:value-type="float">
            <text:p>34.91</text:p>
          </table:table-cell>
          <table:table-cell table:number-columns-repeated="1016"/>
        </table:table-row>
        <table:table-row table:style-name="ro3">
          <table:table-cell table:style-name="ce5" office:value-type="float" office:value="0.5" calcext:value-type="float">
            <text:p>0.5</text:p>
          </table:table-cell>
          <table:table-cell table:style-name="ce10" office:value-type="float" office:value="65.77" calcext:value-type="float">
            <text:p>65.77</text:p>
          </table:table-cell>
          <table:table-cell table:style-name="Pivot_20_Table_20_Value" office:value-type="float" office:value="79.11" calcext:value-type="float">
            <text:p>79.11</text:p>
          </table:table-cell>
          <table:table-cell table:style-name="Pivot_20_Table_20_Value" office:value-type="float" office:value="86.33" calcext:value-type="float">
            <text:p>86.33</text:p>
          </table:table-cell>
          <table:table-cell table:style-name="Pivot_20_Table_20_Value" office:value-type="float" office:value="93.92" calcext:value-type="float">
            <text:p>93.92</text:p>
          </table:table-cell>
          <table:table-cell table:style-name="Pivot_20_Table_20_Value" office:value-type="float" office:value="113.52" calcext:value-type="float">
            <text:p>113.52</text:p>
          </table:table-cell>
          <table:table-cell table:style-name="Pivot_20_Table_20_Value" office:value-type="float" office:value="129.29" calcext:value-type="float">
            <text:p>129.29</text:p>
          </table:table-cell>
          <table:table-cell table:style-name="ce19" office:value-type="float" office:value="132.42" calcext:value-type="float">
            <text:p>132.42</text:p>
          </table:table-cell>
          <table:table-cell table:number-columns-repeated="101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0" office:value-type="float" office:value="130.73" calcext:value-type="float">
            <text:p>130.73</text:p>
          </table:table-cell>
          <table:table-cell table:style-name="Pivot_20_Table_20_Value" office:value-type="float" office:value="162.58" calcext:value-type="float">
            <text:p>162.58</text:p>
          </table:table-cell>
          <table:table-cell table:style-name="Pivot_20_Table_20_Value" office:value-type="float" office:value="193.36" calcext:value-type="float">
            <text:p>193.36</text:p>
          </table:table-cell>
          <table:table-cell table:style-name="Pivot_20_Table_20_Value" office:value-type="float" office:value="186.17" calcext:value-type="float">
            <text:p>186.17</text:p>
          </table:table-cell>
          <table:table-cell table:style-name="Pivot_20_Table_20_Value" office:value-type="float" office:value="211.11" calcext:value-type="float">
            <text:p>211.11</text:p>
          </table:table-cell>
          <table:table-cell table:style-name="Pivot_20_Table_20_Value" office:value-type="float" office:value="168.72" calcext:value-type="float">
            <text:p>168.72</text:p>
          </table:table-cell>
          <table:table-cell table:style-name="ce19" office:value-type="float" office:value="243.63" calcext:value-type="float">
            <text:p>243.63</text:p>
          </table:table-cell>
          <table:table-cell table:number-columns-repeated="1016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 office:value-type="float" office:value="472.42" calcext:value-type="float">
            <text:p>472.42</text:p>
          </table:table-cell>
          <table:table-cell table:style-name="Pivot_20_Table_20_Value" office:value-type="float" office:value="635.34" calcext:value-type="float">
            <text:p>635.34</text:p>
          </table:table-cell>
          <table:table-cell table:style-name="Pivot_20_Table_20_Value" office:value-type="float" office:value="770.64" calcext:value-type="float">
            <text:p>770.64</text:p>
          </table:table-cell>
          <table:table-cell table:style-name="Pivot_20_Table_20_Value" office:value-type="float" office:value="942.21" calcext:value-type="float">
            <text:p>942.21</text:p>
          </table:table-cell>
          <table:table-cell table:style-name="Pivot_20_Table_20_Value" office:value-type="float" office:value="1001.45" calcext:value-type="float">
            <text:p>1001.45</text:p>
          </table:table-cell>
          <table:table-cell table:style-name="Pivot_20_Table_20_Value" office:value-type="float" office:value="1063.55" calcext:value-type="float">
            <text:p>1063.55</text:p>
          </table:table-cell>
          <table:table-cell table:style-name="ce19" office:value-type="float" office:value="1100.14" calcext:value-type="float">
            <text:p>1100.14</text:p>
          </table:table-cell>
          <table:table-cell table:number-columns-repeated="1016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 office:value-type="float" office:value="1273.93" calcext:value-type="float">
            <text:p>1273.93</text:p>
          </table:table-cell>
          <table:table-cell table:style-name="Pivot_20_Table_20_Value" office:value-type="float" office:value="1968.36" calcext:value-type="float">
            <text:p>1968.36</text:p>
          </table:table-cell>
          <table:table-cell table:style-name="Pivot_20_Table_20_Value" office:value-type="float" office:value="2199.96" calcext:value-type="float">
            <text:p>2199.96</text:p>
          </table:table-cell>
          <table:table-cell table:style-name="Pivot_20_Table_20_Value" office:value-type="float" office:value="2756.21" calcext:value-type="float">
            <text:p>2756.21</text:p>
          </table:table-cell>
          <table:table-cell table:style-name="Pivot_20_Table_20_Value" office:value-type="float" office:value="2972.35" calcext:value-type="float">
            <text:p>2972.35</text:p>
          </table:table-cell>
          <table:table-cell table:style-name="Pivot_20_Table_20_Value" office:value-type="float" office:value="3463.9" calcext:value-type="float">
            <text:p>3463.9</text:p>
          </table:table-cell>
          <table:table-cell table:style-name="ce19" office:value-type="float" office:value="3370.03" calcext:value-type="float">
            <text:p>3370.03</text:p>
          </table:table-cell>
          <table:table-cell table:number-columns-repeated="1016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0" office:value-type="float" office:value="2246.63" calcext:value-type="float">
            <text:p>2246.63</text:p>
          </table:table-cell>
          <table:table-cell table:style-name="Pivot_20_Table_20_Value" office:value-type="float" office:value="3925.49" calcext:value-type="float">
            <text:p>3925.49</text:p>
          </table:table-cell>
          <table:table-cell table:style-name="Pivot_20_Table_20_Value" office:value-type="float" office:value="4708.04" calcext:value-type="float">
            <text:p>4708.04</text:p>
          </table:table-cell>
          <table:table-cell table:style-name="Pivot_20_Table_20_Value" office:value-type="float" office:value="6153.91" calcext:value-type="float">
            <text:p>6153.91</text:p>
          </table:table-cell>
          <table:table-cell table:style-name="Pivot_20_Table_20_Value" office:value-type="float" office:value="6429.56" calcext:value-type="float">
            <text:p>6429.56</text:p>
          </table:table-cell>
          <table:table-cell table:style-name="Pivot_20_Table_20_Value" office:value-type="float" office:value="6380.72" calcext:value-type="float">
            <text:p>6380.72</text:p>
          </table:table-cell>
          <table:table-cell table:style-name="ce19" office:value-type="float" office:value="6424.38" calcext:value-type="float">
            <text:p>6424.38</text:p>
          </table:table-cell>
          <table:table-cell table:number-columns-repeated="1016"/>
        </table:table-row>
        <table:table-row table:style-name="ro3">
          <table:table-cell table:style-name="ce5" office:value-type="float" office:value="128" calcext:value-type="float">
            <text:p>128</text:p>
          </table:table-cell>
          <table:table-cell table:style-name="ce10" office:value-type="float" office:value="3188.65" calcext:value-type="float">
            <text:p>3188.65</text:p>
          </table:table-cell>
          <table:table-cell table:style-name="Pivot_20_Table_20_Value" office:value-type="float" office:value="5179.87" calcext:value-type="float">
            <text:p>5179.87</text:p>
          </table:table-cell>
          <table:table-cell table:style-name="Pivot_20_Table_20_Value" office:value-type="float" office:value="5592.9" calcext:value-type="float">
            <text:p>5592.9</text:p>
          </table:table-cell>
          <table:table-cell table:style-name="Pivot_20_Table_20_Value" office:value-type="float" office:value="7643.8" calcext:value-type="float">
            <text:p>7643.8</text:p>
          </table:table-cell>
          <table:table-cell table:style-name="Pivot_20_Table_20_Value" office:value-type="float" office:value="8212.11" calcext:value-type="float">
            <text:p>8212.11</text:p>
          </table:table-cell>
          <table:table-cell table:style-name="Pivot_20_Table_20_Value" office:value-type="float" office:value="9151.92" calcext:value-type="float">
            <text:p>9151.92</text:p>
          </table:table-cell>
          <table:table-cell table:style-name="ce19" office:value-type="float" office:value="9782.14" calcext:value-type="float">
            <text:p>9782.14</text:p>
          </table:table-cell>
          <table:table-cell table:number-columns-repeated="1016"/>
        </table:table-row>
        <table:table-row table:style-name="ro3">
          <table:table-cell table:style-name="ce6" office:value-type="float" office:value="256" calcext:value-type="float">
            <text:p>256</text:p>
          </table:table-cell>
          <table:table-cell table:style-name="ce11" office:value-type="float" office:value="3614.1" calcext:value-type="float">
            <text:p>3614.1</text:p>
          </table:table-cell>
          <table:table-cell table:style-name="ce15" office:value-type="float" office:value="5144.33" calcext:value-type="float">
            <text:p>5144.33</text:p>
          </table:table-cell>
          <table:table-cell table:style-name="ce15" office:value-type="float" office:value="6378.28" calcext:value-type="float">
            <text:p>6378.28</text:p>
          </table:table-cell>
          <table:table-cell table:style-name="ce15" office:value-type="float" office:value="8113.33" calcext:value-type="float">
            <text:p>8113.33</text:p>
          </table:table-cell>
          <table:table-cell table:style-name="ce15" office:value-type="float" office:value="9060.39" calcext:value-type="float">
            <text:p>9060.39</text:p>
          </table:table-cell>
          <table:table-cell table:style-name="ce15" office:value-type="float" office:value="9949.23" calcext:value-type="float">
            <text:p>9949.23</text:p>
          </table:table-cell>
          <table:table-cell table:style-name="ce20"/>
          <table:table-cell table:number-columns-repeated="1016"/>
        </table:table-row>
        <table:table-row table:style-name="ro1">
          <table:table-cell>
            <draw:frame table:end-cell-address="PivotTables.F57" table:end-x="49.24pt" table:end-y="11.2pt" draw:z-index="1" draw:name="Chart 4" draw:style-name="gr1" draw:text-style-name="P1" svg:width="449.97pt" svg:height="278.22pt" svg:x="0pt" svg:y="0.74pt">
              <draw:object draw:notify-on-update-of-ranges="PivotTables.B31:PivotTables.H31 PivotTables.A32:PivotTables.A32 PivotTables.B32:PivotTables.H32 PivotTables.A33:PivotTables.A33 PivotTables.B33:PivotTables.H33 PivotTables.A34:PivotTables.A34 PivotTables.B34:PivotTables.H34 PivotTables.A35:PivotTables.A35 PivotTables.B35:PivotTables.H35 PivotTables.A36:PivotTables.A36 PivotTables.B36:PivotTables.H36 PivotTables.A37:PivotTables.A37 PivotTables.B37:PivotTables.H3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-pilot-tables>
        <table:data-pilot-table table:name="PivotTables" table:application-data="" table:target-range-address="PivotTables.A1:PivotTables.H10" table:buttons="PivotTables.A2 PivotTables.B1" table:grand-total="none" table:show-filter-button="false">
          <table:source-cell-range table:cell-range-address="'minio.data.2021-02-10.baseline.config.w.ec4.and.xfs.cache'.A1:'minio.data.2021-02-10.baseline.config.w.ec4.and.xfs.cache'.I58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" table:display="true" table:show-details="true"/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8" table:display="true" table:show-details="true"/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q_deadli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get-008-131072-mq-deadline.csv.zst" table:display="true" table:show-details="true"/>
                <table:data-pilot-member table:name="get-016-131072-mq-deadline.csv.zst" table:display="true" table:show-details="true"/>
                <table:data-pilot-member table:name="get-024-131072-mq-deadline.csv.zst" table:display="true" table:show-details="true"/>
                <table:data-pilot-member table:name="get-048-131072-mq-deadline.csv.zst" table:display="true" table:show-details="true"/>
                <table:data-pilot-member table:name="get-064-131072-mq-deadline.csv.zst" table:display="true" table:show-details="true"/>
                <table:data-pilot-member table:name="get-096-131072-mq-deadline.csv.zst" table:display="true" table:show-details="true"/>
                <table:data-pilot-member table:name="get-128-131072-mq-deadline.csv.zst" table:display="true" table:show-details="true"/>
                <table:data-pilot-member table:name="get-008-524288-mq-deadline.csv.zst" table:display="true" table:show-details="true"/>
                <table:data-pilot-member table:name="get-016-524288-mq-deadline.csv.zst" table:display="true" table:show-details="true"/>
                <table:data-pilot-member table:name="get-024-524288-mq-deadline.csv.zst" table:display="true" table:show-details="true"/>
                <table:data-pilot-member table:name="get-048-524288-mq-deadline.csv.zst" table:display="true" table:show-details="true"/>
                <table:data-pilot-member table:name="get-064-524288-mq-deadline.csv.zst" table:display="true" table:show-details="true"/>
                <table:data-pilot-member table:name="get-096-524288-mq-deadline.csv.zst" table:display="true" table:show-details="true"/>
                <table:data-pilot-member table:name="get-128-524288-mq-deadline.csv.zst" table:display="true" table:show-details="true"/>
                <table:data-pilot-member table:name="get-008-1048576-mq-deadline.csv.zst" table:display="true" table:show-details="true"/>
                <table:data-pilot-member table:name="get-016-1048576-mq-deadline.csv.zst" table:display="true" table:show-details="true"/>
                <table:data-pilot-member table:name="get-024-1048576-mq-deadline.csv.zst" table:display="true" table:show-details="true"/>
                <table:data-pilot-member table:name="get-048-1048576-mq-deadline.csv.zst" table:display="true" table:show-details="true"/>
                <table:data-pilot-member table:name="get-064-1048576-mq-deadline.csv.zst" table:display="true" table:show-details="true"/>
                <table:data-pilot-member table:name="get-096-1048576-mq-deadline.csv.zst" table:display="true" table:show-details="true"/>
                <table:data-pilot-member table:name="get-128-1048576-mq-deadline.csv.zst" table:display="true" table:show-details="true"/>
                <table:data-pilot-member table:name="get-008-4194304-mq-deadline.csv.zst" table:display="true" table:show-details="true"/>
                <table:data-pilot-member table:name="get-016-4194304-mq-deadline.csv.zst" table:display="true" table:show-details="true"/>
                <table:data-pilot-member table:name="get-024-4194304-mq-deadline.csv.zst" table:display="true" table:show-details="true"/>
                <table:data-pilot-member table:name="get-048-4194304-mq-deadline.csv.zst" table:display="true" table:show-details="true"/>
                <table:data-pilot-member table:name="get-064-4194304-mq-deadline.csv.zst" table:display="true" table:show-details="true"/>
                <table:data-pilot-member table:name="get-096-4194304-mq-deadline.csv.zst" table:display="true" table:show-details="true"/>
                <table:data-pilot-member table:name="get-128-4194304-mq-deadline.csv.zst" table:display="true" table:show-details="true"/>
                <table:data-pilot-member table:name="get-008-16777216-mq-deadline.csv.zst" table:display="true" table:show-details="true"/>
                <table:data-pilot-member table:name="get-016-16777216-mq-deadline.csv.zst" table:display="true" table:show-details="true"/>
                <table:data-pilot-member table:name="get-024-16777216-mq-deadline.csv.zst" table:display="true" table:show-details="true"/>
                <table:data-pilot-member table:name="get-048-16777216-mq-deadline.csv.zst" table:display="true" table:show-details="true"/>
                <table:data-pilot-member table:name="get-064-16777216-mq-deadline.csv.zst" table:display="true" table:show-details="true"/>
                <table:data-pilot-member table:name="get-096-16777216-mq-deadline.csv.zst" table:display="true" table:show-details="true"/>
                <table:data-pilot-member table:name="get-128-16777216-mq-deadline.csv.zst" table:display="true" table:show-details="true"/>
                <table:data-pilot-member table:name="get-008-67108864-mq-deadline.csv.zst" table:display="true" table:show-details="true"/>
                <table:data-pilot-member table:name="get-016-67108864-mq-deadline.csv.zst" table:display="true" table:show-details="true"/>
                <table:data-pilot-member table:name="get-024-67108864-mq-deadline.csv.zst" table:display="true" table:show-details="true"/>
                <table:data-pilot-member table:name="get-048-67108864-mq-deadline.csv.zst" table:display="true" table:show-details="true"/>
                <table:data-pilot-member table:name="get-064-67108864-mq-deadline.csv.zst" table:display="true" table:show-details="true"/>
                <table:data-pilot-member table:name="get-096-67108864-mq-deadline.csv.zst" table:display="true" table:show-details="true"/>
                <table:data-pilot-member table:name="get-128-67108864-mq-deadline.csv.zst" table:display="true" table:show-details="true"/>
                <table:data-pilot-member table:name="get-008-134217728-mq-deadline.csv.zst" table:display="true" table:show-details="true"/>
                <table:data-pilot-member table:name="get-016-134217728-mq-deadline.csv.zst" table:display="true" table:show-details="true"/>
                <table:data-pilot-member table:name="get-024-134217728-mq-deadline.csv.zst" table:display="true" table:show-details="true"/>
                <table:data-pilot-member table:name="get-048-134217728-mq-deadline.csv.zst" table:display="true" table:show-details="true"/>
                <table:data-pilot-member table:name="get-064-134217728-mq-deadline.csv.zst" table:display="true" table:show-details="true"/>
                <table:data-pilot-member table:name="get-096-134217728-mq-deadline.csv.zst" table:display="true" table:show-details="true"/>
                <table:data-pilot-member table:name="get-128-134217728-mq-deadline.csv.zst" table:display="true" table:show-details="true"/>
                <table:data-pilot-member table:name="get-008-268435456-mq-deadline.csv.zst" table:display="true" table:show-details="true"/>
                <table:data-pilot-member table:name="get-016-268435456-mq-deadline.csv.zst" table:display="true" table:show-details="true"/>
                <table:data-pilot-member table:name="get-024-268435456-mq-deadline.csv.zst" table:display="true" table:show-details="true"/>
                <table:data-pilot-member table:name="get-048-268435456-mq-deadline.csv.zst" table:display="true" table:show-details="true"/>
                <table:data-pilot-member table:name="get-064-268435456-mq-deadline.csv.zst" table:display="true" table:show-details="true"/>
                <table:data-pilot-member table:name="get-096-268435456-mq-deadline.csv.zst" table:display="true" table:show-details="true"/>
                <table:data-pilot-member table:name="get-128-268435456-mq-deadline.csv.zst" table:display="true" table:show-details="true"/>
                <table:data-pilot-member table:name="put-008-131072-mq-deadli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941.39" table:display="true" table:show-details="true"/>
                <table:data-pilot-member table:name="2362.34" table:display="true" table:show-details="true"/>
                <table:data-pilot-member table:name="2487.32" table:display="true" table:show-details="true"/>
                <table:data-pilot-member table:name="3062.52" table:display="true" table:show-details="true"/>
                <table:data-pilot-member table:name="3785.88" table:display="true" table:show-details="true"/>
                <table:data-pilot-member table:name="3815.98" table:display="true" table:show-details="true"/>
                <table:data-pilot-member table:name="3777.27" table:display="true" table:show-details="true"/>
                <table:data-pilot-member table:name="1895.1" table:display="true" table:show-details="true"/>
                <table:data-pilot-member table:name="2407.04" table:display="true" table:show-details="true"/>
                <table:data-pilot-member table:name="2558.47" table:display="true" table:show-details="true"/>
                <table:data-pilot-member table:name="2793.49" table:display="true" table:show-details="true"/>
                <table:data-pilot-member table:name="3037.9" table:display="true" table:show-details="true"/>
                <table:data-pilot-member table:name="2851.19" table:display="true" table:show-details="true"/>
                <table:data-pilot-member table:name="3718.14" table:display="true" table:show-details="true"/>
                <table:data-pilot-member table:name="1786.81" table:display="true" table:show-details="true"/>
                <table:data-pilot-member table:name="2345.17" table:display="true" table:show-details="true"/>
                <table:data-pilot-member table:name="2520.88" table:display="true" table:show-details="true"/>
                <table:data-pilot-member table:name="2779.86" table:display="true" table:show-details="true"/>
                <table:data-pilot-member table:name="2800.95" table:display="true" table:show-details="true"/>
                <table:data-pilot-member table:name="2798.78" table:display="true" table:show-details="true"/>
                <table:data-pilot-member table:name="2776.77" table:display="true" table:show-details="true"/>
                <table:data-pilot-member table:name="1222.61" table:display="true" table:show-details="true"/>
                <table:data-pilot-member table:name="1784.03" table:display="true" table:show-details="true"/>
                <table:data-pilot-member table:name="2063.24" table:display="true" table:show-details="true"/>
                <table:data-pilot-member table:name="2279.09" table:display="true" table:show-details="true"/>
                <table:data-pilot-member table:name="2331.44" table:display="true" table:show-details="true"/>
                <table:data-pilot-member table:name="2368.36" table:display="true" table:show-details="true"/>
                <table:data-pilot-member table:name="2360.81" table:display="true" table:show-details="true"/>
                <table:data-pilot-member table:name="553.24" table:display="true" table:show-details="true"/>
                <table:data-pilot-member table:name="726.11" table:display="true" table:show-details="true"/>
                <table:data-pilot-member table:name="792.01" table:display="true" table:show-details="true"/>
                <table:data-pilot-member table:name="802.58" table:display="true" table:show-details="true"/>
                <table:data-pilot-member table:name="824.11" table:display="true" table:show-details="true"/>
                <table:data-pilot-member table:name="809.21" table:display="true" table:show-details="true"/>
                <table:data-pilot-member table:name="791.89" table:display="true" table:show-details="true"/>
                <table:data-pilot-member table:name="186.19" table:display="true" table:show-details="true"/>
                <table:data-pilot-member table:name="205.58" table:display="true" table:show-details="true"/>
                <table:data-pilot-member table:name="201.13" table:display="true" table:show-details="true"/>
                <table:data-pilot-member table:name="204.47" table:display="true" table:show-details="true"/>
                <table:data-pilot-member table:name="206.77" table:display="true" table:show-details="true"/>
                <table:data-pilot-member table:name="203.25" table:display="true" table:show-details="true"/>
                <table:data-pilot-member table:name="198.42" table:display="true" table:show-details="true"/>
                <table:data-pilot-member table:name="97.43" table:display="true" table:show-details="true"/>
                <table:data-pilot-member table:name="103.39" table:display="true" table:show-details="true"/>
                <table:data-pilot-member table:name="103.2" table:display="true" table:show-details="true"/>
                <table:data-pilot-member table:name="104.29" table:display="true" table:show-details="true"/>
                <table:data-pilot-member table:name="102.12" table:display="true" table:show-details="true"/>
                <table:data-pilot-member table:name="100.01" table:display="true" table:show-details="true"/>
                <table:data-pilot-member table:name="75.4" table:display="true" table:show-details="true"/>
                <table:data-pilot-member table:name="48.16" table:display="true" table:show-details="true"/>
                <table:data-pilot-member table:name="51.72" table:display="true" table:show-details="true"/>
                <table:data-pilot-member table:name="51.71" table:display="true" table:show-details="true"/>
                <table:data-pilot-member table:name="50.92" table:display="true" table:show-details="true"/>
                <table:data-pilot-member table:name="50.64" table:display="true" table:show-details="true"/>
                <table:data-pilot-member table:name="50.68" table:display="true" table:show-details="true"/>
                <table:data-pilot-member table:name="42.1" table:display="true" table:show-details="true"/>
                <table:data-pilot-member table:name="129.8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lockSize (MB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s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242.67" table:display="true" table:show-details="true"/>
                <table:data-pilot-member table:name="295.29" table:display="true" table:show-details="true"/>
                <table:data-pilot-member table:name="310.92" table:display="true" table:show-details="true"/>
                <table:data-pilot-member table:name="382.82" table:display="true" table:show-details="true"/>
                <table:data-pilot-member table:name="473.24" table:display="true" table:show-details="true"/>
                <table:data-pilot-member table:name="477" table:display="true" table:show-details="true"/>
                <table:data-pilot-member table:name="472.16" table:display="true" table:show-details="true"/>
                <table:data-pilot-member table:name="947.55" table:display="true" table:show-details="true"/>
                <table:data-pilot-member table:name="1203.52" table:display="true" table:show-details="true"/>
                <table:data-pilot-member table:name="1279.23" table:display="true" table:show-details="true"/>
                <table:data-pilot-member table:name="1396.74" table:display="true" table:show-details="true"/>
                <table:data-pilot-member table:name="1518.95" table:display="true" table:show-details="true"/>
                <table:data-pilot-member table:name="1425.59" table:display="true" table:show-details="true"/>
                <table:data-pilot-member table:name="1859.07" table:display="true" table:show-details="true"/>
                <table:data-pilot-member table:name="1786.81" table:display="true" table:show-details="true"/>
                <table:data-pilot-member table:name="2345.17" table:display="true" table:show-details="true"/>
                <table:data-pilot-member table:name="2520.88" table:display="true" table:show-details="true"/>
                <table:data-pilot-member table:name="2779.86" table:display="true" table:show-details="true"/>
                <table:data-pilot-member table:name="2800.95" table:display="true" table:show-details="true"/>
                <table:data-pilot-member table:name="2798.78" table:display="true" table:show-details="true"/>
                <table:data-pilot-member table:name="2776.77" table:display="true" table:show-details="true"/>
                <table:data-pilot-member table:name="4890.45" table:display="true" table:show-details="true"/>
                <table:data-pilot-member table:name="7136.13" table:display="true" table:show-details="true"/>
                <table:data-pilot-member table:name="8252.94" table:display="true" table:show-details="true"/>
                <table:data-pilot-member table:name="9116.34" table:display="true" table:show-details="true"/>
                <table:data-pilot-member table:name="9325.77" table:display="true" table:show-details="true"/>
                <table:data-pilot-member table:name="9473.43" table:display="true" table:show-details="true"/>
                <table:data-pilot-member table:name="9443.23" table:display="true" table:show-details="true"/>
                <table:data-pilot-member table:name="8851.87" table:display="true" table:show-details="true"/>
                <table:data-pilot-member table:name="11617.76" table:display="true" table:show-details="true"/>
                <table:data-pilot-member table:name="12672.09" table:display="true" table:show-details="true"/>
                <table:data-pilot-member table:name="12841.25" table:display="true" table:show-details="true"/>
                <table:data-pilot-member table:name="13185.76" table:display="true" table:show-details="true"/>
                <table:data-pilot-member table:name="12947.37" table:display="true" table:show-details="true"/>
                <table:data-pilot-member table:name="12670.28" table:display="true" table:show-details="true"/>
                <table:data-pilot-member table:name="11916.07" table:display="true" table:show-details="true"/>
                <table:data-pilot-member table:name="13157.36" table:display="true" table:show-details="true"/>
                <table:data-pilot-member table:name="12872.56" table:display="true" table:show-details="true"/>
                <table:data-pilot-member table:name="13085.96" table:display="true" table:show-details="true"/>
                <table:data-pilot-member table:name="13233.52" table:display="true" table:show-details="true"/>
                <table:data-pilot-member table:name="13007.74" table:display="true" table:show-details="true"/>
                <table:data-pilot-member table:name="12698.66" table:display="true" table:show-details="true"/>
                <table:data-pilot-member table:name="12470.95" table:display="true" table:show-details="true"/>
                <table:data-pilot-member table:name="13234.14" table:display="true" table:show-details="true"/>
                <table:data-pilot-member table:name="13209.49" table:display="true" table:show-details="true"/>
                <table:data-pilot-member table:name="13349.54" table:display="true" table:show-details="true"/>
                <table:data-pilot-member table:name="13071.02" table:display="true" table:show-details="true"/>
                <table:data-pilot-member table:name="12800.8" table:display="true" table:show-details="true"/>
                <table:data-pilot-member table:name="9650.73" table:display="true" table:show-details="true"/>
                <table:data-pilot-member table:name="12329.75" table:display="true" table:show-details="true"/>
                <table:data-pilot-member table:name="13241.12" table:display="true" table:show-details="true"/>
                <table:data-pilot-member table:name="13236.78" table:display="true" table:show-details="true"/>
                <table:data-pilot-member table:name="13036.1" table:display="true" table:show-details="true"/>
                <table:data-pilot-member table:name="12965.01" table:display="true" table:show-details="true"/>
                <table:data-pilot-member table:name="12973" table:display="true" table:show-details="true"/>
                <table:data-pilot-member table:name="10778.55" table:display="true" table:show-details="true"/>
                <table:data-pilot-member table:name="16.2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Tables 2" table:application-data="" table:target-range-address="PivotTables.A30:PivotTables.H39" table:buttons="PivotTables.A31 PivotTables.B30" table:grand-total="none" table:show-filter-button="false">
          <table:source-cell-range table:cell-range-address="'minio.data.2021-02-10.baseline.config.w.ec4.and.xfs.cache'.K1:'minio.data.2021-02-10.baseline.config.w.ec4.and.xfs.cache'.S55"/>
          <table:data-pilot-field table:source-field-name="Oper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hreadsPerClien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6" table:display="true" table:show-details="true"/>
                <table:data-pilot-member table:name="24" table:display="true" table:show-details="true"/>
                <table:data-pilot-member table:name="48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28" table:display="true" table:show-details="true"/>
                <table:data-pilot-member table:name="8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ien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chedul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q_deadlin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ile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ut-016-131072-mq-deadline.csv.zst" table:display="true" table:show-details="true"/>
                <table:data-pilot-member table:name="put-024-131072-mq-deadline.csv.zst" table:display="true" table:show-details="true"/>
                <table:data-pilot-member table:name="put-048-131072-mq-deadline.csv.zst" table:display="true" table:show-details="true"/>
                <table:data-pilot-member table:name="put-064-131072-mq-deadline.csv.zst" table:display="true" table:show-details="true"/>
                <table:data-pilot-member table:name="put-096-131072-mq-deadline.csv.zst" table:display="true" table:show-details="true"/>
                <table:data-pilot-member table:name="put-128-131072-mq-deadline.csv.zst" table:display="true" table:show-details="true"/>
                <table:data-pilot-member table:name="put-008-524288-mq-deadline.csv.zst" table:display="true" table:show-details="true"/>
                <table:data-pilot-member table:name="put-016-524288-mq-deadline.csv.zst" table:display="true" table:show-details="true"/>
                <table:data-pilot-member table:name="put-024-524288-mq-deadline.csv.zst" table:display="true" table:show-details="true"/>
                <table:data-pilot-member table:name="put-048-524288-mq-deadline.csv.zst" table:display="true" table:show-details="true"/>
                <table:data-pilot-member table:name="put-064-524288-mq-deadline.csv.zst" table:display="true" table:show-details="true"/>
                <table:data-pilot-member table:name="put-096-524288-mq-deadline.csv.zst" table:display="true" table:show-details="true"/>
                <table:data-pilot-member table:name="put-128-524288-mq-deadline.csv.zst" table:display="true" table:show-details="true"/>
                <table:data-pilot-member table:name="put-008-1048576-mq-deadline.csv.zst" table:display="true" table:show-details="true"/>
                <table:data-pilot-member table:name="put-016-1048576-mq-deadline.csv.zst" table:display="true" table:show-details="true"/>
                <table:data-pilot-member table:name="put-024-1048576-mq-deadline.csv.zst" table:display="true" table:show-details="true"/>
                <table:data-pilot-member table:name="put-048-1048576-mq-deadline.csv.zst" table:display="true" table:show-details="true"/>
                <table:data-pilot-member table:name="put-064-1048576-mq-deadline.csv.zst" table:display="true" table:show-details="true"/>
                <table:data-pilot-member table:name="put-096-1048576-mq-deadline.csv.zst" table:display="true" table:show-details="true"/>
                <table:data-pilot-member table:name="put-128-1048576-mq-deadline.csv.zst" table:display="true" table:show-details="true"/>
                <table:data-pilot-member table:name="put-008-4194304-mq-deadline.csv.zst" table:display="true" table:show-details="true"/>
                <table:data-pilot-member table:name="put-016-4194304-mq-deadline.csv.zst" table:display="true" table:show-details="true"/>
                <table:data-pilot-member table:name="put-024-4194304-mq-deadline.csv.zst" table:display="true" table:show-details="true"/>
                <table:data-pilot-member table:name="put-048-4194304-mq-deadline.csv.zst" table:display="true" table:show-details="true"/>
                <table:data-pilot-member table:name="put-064-4194304-mq-deadline.csv.zst" table:display="true" table:show-details="true"/>
                <table:data-pilot-member table:name="put-096-4194304-mq-deadline.csv.zst" table:display="true" table:show-details="true"/>
                <table:data-pilot-member table:name="put-128-4194304-mq-deadline.csv.zst" table:display="true" table:show-details="true"/>
                <table:data-pilot-member table:name="put-008-16777216-mq-deadline.csv.zst" table:display="true" table:show-details="true"/>
                <table:data-pilot-member table:name="put-016-16777216-mq-deadline.csv.zst" table:display="true" table:show-details="true"/>
                <table:data-pilot-member table:name="put-024-16777216-mq-deadline.csv.zst" table:display="true" table:show-details="true"/>
                <table:data-pilot-member table:name="put-048-16777216-mq-deadline.csv.zst" table:display="true" table:show-details="true"/>
                <table:data-pilot-member table:name="put-064-16777216-mq-deadline.csv.zst" table:display="true" table:show-details="true"/>
                <table:data-pilot-member table:name="put-096-16777216-mq-deadline.csv.zst" table:display="true" table:show-details="true"/>
                <table:data-pilot-member table:name="put-128-16777216-mq-deadline.csv.zst" table:display="true" table:show-details="true"/>
                <table:data-pilot-member table:name="put-008-67108864-mq-deadline.csv.zst" table:display="true" table:show-details="true"/>
                <table:data-pilot-member table:name="put-016-67108864-mq-deadline.csv.zst" table:display="true" table:show-details="true"/>
                <table:data-pilot-member table:name="put-024-67108864-mq-deadline.csv.zst" table:display="true" table:show-details="true"/>
                <table:data-pilot-member table:name="put-048-67108864-mq-deadline.csv.zst" table:display="true" table:show-details="true"/>
                <table:data-pilot-member table:name="put-064-67108864-mq-deadline.csv.zst" table:display="true" table:show-details="true"/>
                <table:data-pilot-member table:name="put-096-67108864-mq-deadline.csv.zst" table:display="true" table:show-details="true"/>
                <table:data-pilot-member table:name="put-128-67108864-mq-deadline.csv.zst" table:display="true" table:show-details="true"/>
                <table:data-pilot-member table:name="put-008-134217728-mq-deadline.csv.zst" table:display="true" table:show-details="true"/>
                <table:data-pilot-member table:name="put-016-134217728-mq-deadline.csv.zst" table:display="true" table:show-details="true"/>
                <table:data-pilot-member table:name="put-024-134217728-mq-deadline.csv.zst" table:display="true" table:show-details="true"/>
                <table:data-pilot-member table:name="put-048-134217728-mq-deadline.csv.zst" table:display="true" table:show-details="true"/>
                <table:data-pilot-member table:name="put-064-134217728-mq-deadline.csv.zst" table:display="true" table:show-details="true"/>
                <table:data-pilot-member table:name="put-096-134217728-mq-deadline.csv.zst" table:display="true" table:show-details="true"/>
                <table:data-pilot-member table:name="put-128-134217728-mq-deadline.csv.zst" table:display="true" table:show-details="true"/>
                <table:data-pilot-member table:name="put-008-268435456-mq-deadline.csv.zst" table:display="true" table:show-details="true"/>
                <table:data-pilot-member table:name="put-016-268435456-mq-deadline.csv.zst" table:display="true" table:show-details="true"/>
                <table:data-pilot-member table:name="put-024-268435456-mq-deadline.csv.zst" table:display="true" table:show-details="true"/>
                <table:data-pilot-member table:name="put-048-268435456-mq-deadline.csv.zst" table:display="true" table:show-details="true"/>
                <table:data-pilot-member table:name="put-064-268435456-mq-deadline.csv.zst" table:display="true" table:show-details="true"/>
                <table:data-pilot-member table:name="put-096-268435456-mq-deadline.csv.zst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bjs/Se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17.36" table:display="true" table:show-details="true"/>
                <table:data-pilot-member table:name="130.09" table:display="true" table:show-details="true"/>
                <table:data-pilot-member table:name="184.51" table:display="true" table:show-details="true"/>
                <table:data-pilot-member table:name="226.78" table:display="true" table:show-details="true"/>
                <table:data-pilot-member table:name="248.23" table:display="true" table:show-details="true"/>
                <table:data-pilot-member table:name="279.31" table:display="true" table:show-details="true"/>
                <table:data-pilot-member table:name="131.53" table:display="true" table:show-details="true"/>
                <table:data-pilot-member table:name="158.22" table:display="true" table:show-details="true"/>
                <table:data-pilot-member table:name="172.65" table:display="true" table:show-details="true"/>
                <table:data-pilot-member table:name="187.83" table:display="true" table:show-details="true"/>
                <table:data-pilot-member table:name="227.04" table:display="true" table:show-details="true"/>
                <table:data-pilot-member table:name="258.58" table:display="true" table:show-details="true"/>
                <table:data-pilot-member table:name="264.84" table:display="true" table:show-details="true"/>
                <table:data-pilot-member table:name="130.73" table:display="true" table:show-details="true"/>
                <table:data-pilot-member table:name="162.58" table:display="true" table:show-details="true"/>
                <table:data-pilot-member table:name="193.36" table:display="true" table:show-details="true"/>
                <table:data-pilot-member table:name="186.17" table:display="true" table:show-details="true"/>
                <table:data-pilot-member table:name="211.11" table:display="true" table:show-details="true"/>
                <table:data-pilot-member table:name="168.72" table:display="true" table:show-details="true"/>
                <table:data-pilot-member table:name="243.63" table:display="true" table:show-details="true"/>
                <table:data-pilot-member table:name="118.1" table:display="true" table:show-details="true"/>
                <table:data-pilot-member table:name="158.84" table:display="true" table:show-details="true"/>
                <table:data-pilot-member table:name="192.66" table:display="true" table:show-details="true"/>
                <table:data-pilot-member table:name="235.55" table:display="true" table:show-details="true"/>
                <table:data-pilot-member table:name="250.36" table:display="true" table:show-details="true"/>
                <table:data-pilot-member table:name="265.89" table:display="true" table:show-details="true"/>
                <table:data-pilot-member table:name="275.03" table:display="true" table:show-details="true"/>
                <table:data-pilot-member table:name="79.62" table:display="true" table:show-details="true"/>
                <table:data-pilot-member table:name="123.02" table:display="true" table:show-details="true"/>
                <table:data-pilot-member table:name="137.5" table:display="true" table:show-details="true"/>
                <table:data-pilot-member table:name="172.26" table:display="true" table:show-details="true"/>
                <table:data-pilot-member table:name="185.77" table:display="true" table:show-details="true"/>
                <table:data-pilot-member table:name="216.49" table:display="true" table:show-details="true"/>
                <table:data-pilot-member table:name="210.63" table:display="true" table:show-details="true"/>
                <table:data-pilot-member table:name="35.1" table:display="true" table:show-details="true"/>
                <table:data-pilot-member table:name="61.34" table:display="true" table:show-details="true"/>
                <table:data-pilot-member table:name="73.56" table:display="true" table:show-details="true"/>
                <table:data-pilot-member table:name="96.15" table:display="true" table:show-details="true"/>
                <table:data-pilot-member table:name="100.46" table:display="true" table:show-details="true"/>
                <table:data-pilot-member table:name="99.7" table:display="true" table:show-details="true"/>
                <table:data-pilot-member table:name="100.38" table:display="true" table:show-details="true"/>
                <table:data-pilot-member table:name="24.91" table:display="true" table:show-details="true"/>
                <table:data-pilot-member table:name="40.47" table:display="true" table:show-details="true"/>
                <table:data-pilot-member table:name="43.69" table:display="true" table:show-details="true"/>
                <table:data-pilot-member table:name="59.72" table:display="true" table:show-details="true"/>
                <table:data-pilot-member table:name="64.16" table:display="true" table:show-details="true"/>
                <table:data-pilot-member table:name="71.5" table:display="true" table:show-details="true"/>
                <table:data-pilot-member table:name="76.42" table:display="true" table:show-details="true"/>
                <table:data-pilot-member table:name="14.12" table:display="true" table:show-details="true"/>
                <table:data-pilot-member table:name="20.1" table:display="true" table:show-details="true"/>
                <table:data-pilot-member table:name="24.92" table:display="true" table:show-details="true"/>
                <table:data-pilot-member table:name="31.69" table:display="true" table:show-details="true"/>
                <table:data-pilot-member table:name="35.39" table:display="true" table:show-details="true"/>
                <table:data-pilot-member table:name="38.8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BlockSize (MB)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.125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4" table:display="true" table:show-details="true"/>
                <table:data-pilot-member table:name="16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Threads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96" table:display="true" table:show-details="true"/>
                <table:data-pilot-member table:name="192" table:display="true" table:show-details="true"/>
                <table:data-pilot-member table:name="256" table:display="true" table:show-details="true"/>
                <table:data-pilot-member table:name="384" table:display="true" table:show-details="true"/>
                <table:data-pilot-member table:name="512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B/Se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4.67" table:display="true" table:show-details="true"/>
                <table:data-pilot-member table:name="16.26" table:display="true" table:show-details="true"/>
                <table:data-pilot-member table:name="23.06" table:display="true" table:show-details="true"/>
                <table:data-pilot-member table:name="28.35" table:display="true" table:show-details="true"/>
                <table:data-pilot-member table:name="31.03" table:display="true" table:show-details="true"/>
                <table:data-pilot-member table:name="34.91" table:display="true" table:show-details="true"/>
                <table:data-pilot-member table:name="65.77" table:display="true" table:show-details="true"/>
                <table:data-pilot-member table:name="79.11" table:display="true" table:show-details="true"/>
                <table:data-pilot-member table:name="86.33" table:display="true" table:show-details="true"/>
                <table:data-pilot-member table:name="93.92" table:display="true" table:show-details="true"/>
                <table:data-pilot-member table:name="113.52" table:display="true" table:show-details="true"/>
                <table:data-pilot-member table:name="129.29" table:display="true" table:show-details="true"/>
                <table:data-pilot-member table:name="132.42" table:display="true" table:show-details="true"/>
                <table:data-pilot-member table:name="130.73" table:display="true" table:show-details="true"/>
                <table:data-pilot-member table:name="162.58" table:display="true" table:show-details="true"/>
                <table:data-pilot-member table:name="193.36" table:display="true" table:show-details="true"/>
                <table:data-pilot-member table:name="186.17" table:display="true" table:show-details="true"/>
                <table:data-pilot-member table:name="211.11" table:display="true" table:show-details="true"/>
                <table:data-pilot-member table:name="168.72" table:display="true" table:show-details="true"/>
                <table:data-pilot-member table:name="243.63" table:display="true" table:show-details="true"/>
                <table:data-pilot-member table:name="472.42" table:display="true" table:show-details="true"/>
                <table:data-pilot-member table:name="635.34" table:display="true" table:show-details="true"/>
                <table:data-pilot-member table:name="770.64" table:display="true" table:show-details="true"/>
                <table:data-pilot-member table:name="942.21" table:display="true" table:show-details="true"/>
                <table:data-pilot-member table:name="1001.45" table:display="true" table:show-details="true"/>
                <table:data-pilot-member table:name="1063.55" table:display="true" table:show-details="true"/>
                <table:data-pilot-member table:name="1100.14" table:display="true" table:show-details="true"/>
                <table:data-pilot-member table:name="1273.93" table:display="true" table:show-details="true"/>
                <table:data-pilot-member table:name="1968.36" table:display="true" table:show-details="true"/>
                <table:data-pilot-member table:name="2199.96" table:display="true" table:show-details="true"/>
                <table:data-pilot-member table:name="2756.21" table:display="true" table:show-details="true"/>
                <table:data-pilot-member table:name="2972.35" table:display="true" table:show-details="true"/>
                <table:data-pilot-member table:name="3463.9" table:display="true" table:show-details="true"/>
                <table:data-pilot-member table:name="3370.03" table:display="true" table:show-details="true"/>
                <table:data-pilot-member table:name="2246.63" table:display="true" table:show-details="true"/>
                <table:data-pilot-member table:name="3925.49" table:display="true" table:show-details="true"/>
                <table:data-pilot-member table:name="4708.04" table:display="true" table:show-details="true"/>
                <table:data-pilot-member table:name="6153.91" table:display="true" table:show-details="true"/>
                <table:data-pilot-member table:name="6429.56" table:display="true" table:show-details="true"/>
                <table:data-pilot-member table:name="6380.72" table:display="true" table:show-details="true"/>
                <table:data-pilot-member table:name="6424.38" table:display="true" table:show-details="true"/>
                <table:data-pilot-member table:name="3188.65" table:display="true" table:show-details="true"/>
                <table:data-pilot-member table:name="5179.87" table:display="true" table:show-details="true"/>
                <table:data-pilot-member table:name="5592.9" table:display="true" table:show-details="true"/>
                <table:data-pilot-member table:name="7643.8" table:display="true" table:show-details="true"/>
                <table:data-pilot-member table:name="8212.11" table:display="true" table:show-details="true"/>
                <table:data-pilot-member table:name="9151.92" table:display="true" table:show-details="true"/>
                <table:data-pilot-member table:name="9782.14" table:display="true" table:show-details="true"/>
                <table:data-pilot-member table:name="3614.1" table:display="true" table:show-details="true"/>
                <table:data-pilot-member table:name="5144.33" table:display="true" table:show-details="true"/>
                <table:data-pilot-member table:name="6378.28" table:display="true" table:show-details="true"/>
                <table:data-pilot-member table:name="8113.33" table:display="true" table:show-details="true"/>
                <table:data-pilot-member table:name="9060.39" table:display="true" table:show-details="true"/>
                <table:data-pilot-member table:name="9949.2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isualizations" style:display-name="PageStyle_Visualiz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io.data.2021-02-10.baseline.config.w.ec4.and.xfs.cache" style:display-name="PageStyle_minio.data.2021-02-10.baseline.config.w.ec4.and.xfs.cach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ivotTables" style:display-name="PageStyle_PivotTab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163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25cm" svg:height="12.674cm" xlink:href=".." xlink:type="simple" chart:class="chart:bar" chart:style-name="ch1">
        <chart:legend chart:legend-position="top" svg:x="7.994cm" svg:y="0.185cm" style:legend-expansion="wide" chart:style-name="ch2"/>
        <chart:plot-area chart:style-name="ch3" table:cell-range-address="PivotTables.A2:PivotTables.H8" chart:data-source-has-labels="both" svg:x="1.486cm" svg:y="1.036cm" svg:width="19.413cm" svg:height="10.355cm">
          <chartooo:coordinate-region svg:x="2.434cm" svg:y="1.235cm" svg:width="18.465cm" svg:height="9.659cm"/>
          <chart:axis chart:dimension="x" chart:name="primary-x" chart:style-name="ch4" chartooo:axis-type="text">
            <chart:title svg:x="10.175cm" svg:y="11.645cm" chart:style-name="ch5">
              <text:p>Total Threads</text:p>
            </chart:title>
            <chart:categories table:cell-range-address="PivotTables.B2:PivotTables.H2"/>
          </chart:axis>
          <chart:axis chart:dimension="y" chart:name="primary-y" chart:style-name="ch6">
            <chart:title svg:x="0.451cm" svg:y="6.82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:PivotTables.H3" chart:label-cell-address="PivotTables.A3:PivotTables.A3" chart:class="chart:bar">
            <chart:data-point chart:repeated="7"/>
          </chart:series>
          <chart:series chart:style-name="ch10" chart:values-cell-range-address="PivotTables.B4:PivotTables.H4" chart:label-cell-address="PivotTables.A4:PivotTables.A4" chart:class="chart:bar">
            <chart:data-point chart:repeated="7"/>
          </chart:series>
          <chart:series chart:style-name="ch11" chart:values-cell-range-address="PivotTables.B5:PivotTables.H5" chart:label-cell-address="PivotTables.A5:PivotTables.A5" chart:class="chart:bar">
            <chart:data-point chart:repeated="7"/>
          </chart:series>
          <chart:series chart:style-name="ch12" chart:values-cell-range-address="PivotTables.B6:PivotTables.H6" chart:label-cell-address="PivotTables.A6:PivotTables.A6" chart:class="chart:bar">
            <chart:data-point chart:repeated="7"/>
          </chart:series>
          <chart:series chart:style-name="ch13" chart:values-cell-range-address="PivotTables.B7:PivotTables.H7" chart:label-cell-address="PivotTables.A7:PivotTables.A7" chart:class="chart:bar">
            <chart:data-point chart:repeated="7"/>
          </chart:series>
          <chart:series chart:style-name="ch14" chart:values-cell-range-address="PivotTables.B8:PivotTables.H8" chart:label-cell-address="PivotTables.A8:PivotTables.A8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2:PivotTables.H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PivotTables.A3:PivotTables.A3</svg:desc>
                </draw:g>
              </table:table-cell>
              <table:table-cell office:value-type="float" office:value="129.45">
                <text:p>129.45</text:p>
                <draw:g>
                  <svg:desc>PivotTables.B3:PivotTables.H3</svg:desc>
                </draw:g>
              </table:table-cell>
              <table:table-cell office:value-type="float" office:value="295.29">
                <text:p>295.29</text:p>
              </table:table-cell>
              <table:table-cell office:value-type="float" office:value="310.92">
                <text:p>310.92</text:p>
              </table:table-cell>
              <table:table-cell office:value-type="float" office:value="382.82">
                <text:p>382.82</text:p>
              </table:table-cell>
              <table:table-cell office:value-type="float" office:value="473.24">
                <text:p>473.24</text:p>
              </table:table-cell>
              <table:table-cell office:value-type="float" office:value="477">
                <text:p>477</text:p>
              </table:table-cell>
              <table:table-cell office:value-type="float" office:value="472.16">
                <text:p>472.16</text:p>
              </table:table-cell>
            </table:table-row>
            <table:table-row>
              <table:table-cell office:value-type="string">
                <text:p>0.5</text:p>
                <draw:g>
                  <svg:desc>PivotTables.A4:PivotTables.A4</svg:desc>
                </draw:g>
              </table:table-cell>
              <table:table-cell office:value-type="float" office:value="947.55">
                <text:p>947.55</text:p>
                <draw:g>
                  <svg:desc>PivotTables.B4:PivotTables.H4</svg:desc>
                </draw:g>
              </table:table-cell>
              <table:table-cell office:value-type="float" office:value="1203.52">
                <text:p>1203.52</text:p>
              </table:table-cell>
              <table:table-cell office:value-type="float" office:value="1279.23">
                <text:p>1279.23</text:p>
              </table:table-cell>
              <table:table-cell office:value-type="float" office:value="1396.74">
                <text:p>1396.74</text:p>
              </table:table-cell>
              <table:table-cell office:value-type="float" office:value="1518.95">
                <text:p>1518.95</text:p>
              </table:table-cell>
              <table:table-cell office:value-type="float" office:value="1425.59">
                <text:p>1425.59</text:p>
              </table:table-cell>
              <table:table-cell office:value-type="float" office:value="1859.07">
                <text:p>1859.07</text:p>
              </table:table-cell>
            </table:table-row>
            <table:table-row>
              <table:table-cell office:value-type="string">
                <text:p>1</text:p>
                <draw:g>
                  <svg:desc>PivotTables.A5:PivotTables.A5</svg:desc>
                </draw:g>
              </table:table-cell>
              <table:table-cell office:value-type="float" office:value="1786.81">
                <text:p>1786.81</text:p>
                <draw:g>
                  <svg:desc>PivotTables.B5:PivotTables.H5</svg:desc>
                </draw:g>
              </table:table-cell>
              <table:table-cell office:value-type="float" office:value="2345.17">
                <text:p>2345.17</text:p>
              </table:table-cell>
              <table:table-cell office:value-type="float" office:value="2520.88">
                <text:p>2520.88</text:p>
              </table:table-cell>
              <table:table-cell office:value-type="float" office:value="2779.86">
                <text:p>2779.86</text:p>
              </table:table-cell>
              <table:table-cell office:value-type="float" office:value="2800.95">
                <text:p>2800.95</text:p>
              </table:table-cell>
              <table:table-cell office:value-type="float" office:value="2798.78">
                <text:p>2798.78</text:p>
              </table:table-cell>
              <table:table-cell office:value-type="float" office:value="2776.77">
                <text:p>2776.77</text:p>
              </table:table-cell>
            </table:table-row>
            <table:table-row>
              <table:table-cell office:value-type="string">
                <text:p>4</text:p>
                <draw:g>
                  <svg:desc>PivotTables.A6:PivotTables.A6</svg:desc>
                </draw:g>
              </table:table-cell>
              <table:table-cell office:value-type="float" office:value="4890.45">
                <text:p>4890.45</text:p>
                <draw:g>
                  <svg:desc>PivotTables.B6:PivotTables.H6</svg:desc>
                </draw:g>
              </table:table-cell>
              <table:table-cell office:value-type="float" office:value="7136.13">
                <text:p>7136.13</text:p>
              </table:table-cell>
              <table:table-cell office:value-type="float" office:value="8252.94">
                <text:p>8252.94</text:p>
              </table:table-cell>
              <table:table-cell office:value-type="float" office:value="9116.34">
                <text:p>9116.34</text:p>
              </table:table-cell>
              <table:table-cell office:value-type="float" office:value="9325.77">
                <text:p>9325.77</text:p>
              </table:table-cell>
              <table:table-cell office:value-type="float" office:value="9473.43">
                <text:p>9473.43</text:p>
              </table:table-cell>
              <table:table-cell office:value-type="float" office:value="9443.23">
                <text:p>9443.23</text:p>
              </table:table-cell>
            </table:table-row>
            <table:table-row>
              <table:table-cell office:value-type="string">
                <text:p>16</text:p>
                <draw:g>
                  <svg:desc>PivotTables.A7:PivotTables.A7</svg:desc>
                </draw:g>
              </table:table-cell>
              <table:table-cell office:value-type="float" office:value="8851.87">
                <text:p>8851.87</text:p>
                <draw:g>
                  <svg:desc>PivotTables.B7:PivotTables.H7</svg:desc>
                </draw:g>
              </table:table-cell>
              <table:table-cell office:value-type="float" office:value="11617.76">
                <text:p>11617.76</text:p>
              </table:table-cell>
              <table:table-cell office:value-type="float" office:value="12672.09">
                <text:p>12672.09</text:p>
              </table:table-cell>
              <table:table-cell office:value-type="float" office:value="12841.25">
                <text:p>12841.25</text:p>
              </table:table-cell>
              <table:table-cell office:value-type="float" office:value="13185.76">
                <text:p>13185.76</text:p>
              </table:table-cell>
              <table:table-cell office:value-type="float" office:value="12947.37">
                <text:p>12947.37</text:p>
              </table:table-cell>
              <table:table-cell office:value-type="float" office:value="12670.28">
                <text:p>12670.28</text:p>
              </table:table-cell>
            </table:table-row>
            <table:table-row>
              <table:table-cell office:value-type="string">
                <text:p>64</text:p>
                <draw:g>
                  <svg:desc>PivotTables.A8:PivotTables.A8</svg:desc>
                </draw:g>
              </table:table-cell>
              <table:table-cell office:value-type="float" office:value="11916.07">
                <text:p>11916.07</text:p>
                <draw:g>
                  <svg:desc>PivotTables.B8:PivotTables.H8</svg:desc>
                </draw:g>
              </table:table-cell>
              <table:table-cell office:value-type="float" office:value="13157.36">
                <text:p>13157.36</text:p>
              </table:table-cell>
              <table:table-cell office:value-type="float" office:value="12872.56">
                <text:p>12872.56</text:p>
              </table:table-cell>
              <table:table-cell office:value-type="float" office:value="13085.96">
                <text:p>13085.96</text:p>
              </table:table-cell>
              <table:table-cell office:value-type="float" office:value="13233.52">
                <text:p>13233.52</text:p>
              </table:table-cell>
              <table:table-cell office:value-type="float" office:value="13007.74">
                <text:p>13007.74</text:p>
              </table:table-cell>
              <table:table-cell office:value-type="float" office:value="12698.66">
                <text:p>12698.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1.325cm" svg:height="12.674cm" xlink:href=".." xlink:type="simple" chart:class="chart:bar" chart:style-name="ch1">
        <chart:legend chart:legend-position="top" svg:x="7.994cm" svg:y="0.185cm" style:legend-expansion="wide" chart:style-name="ch2"/>
        <chart:plot-area chart:style-name="ch3" table:cell-range-address="PivotTables.A31:PivotTables.H37" chart:data-source-has-labels="both" svg:x="1.486cm" svg:y="1.036cm" svg:width="19.413cm" svg:height="10.355cm">
          <chartooo:coordinate-region svg:x="2.222cm" svg:y="1.235cm" svg:width="18.677cm" svg:height="9.659cm"/>
          <chart:axis chart:dimension="x" chart:name="primary-x" chart:style-name="ch4" chartooo:axis-type="text">
            <chart:title svg:x="10.175cm" svg:y="11.645cm" chart:style-name="ch5">
              <text:p>Total Threads</text:p>
            </chart:title>
            <chart:categories table:cell-range-address="PivotTables.B31:PivotTables.H31"/>
          </chart:axis>
          <chart:axis chart:dimension="y" chart:name="primary-y" chart:style-name="ch6">
            <chart:title svg:x="0.451cm" svg:y="6.82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2:PivotTables.H32" chart:label-cell-address="PivotTables.A32:PivotTables.A32" chart:class="chart:bar">
            <chart:data-point chart:repeated="7"/>
          </chart:series>
          <chart:series chart:style-name="ch10" chart:values-cell-range-address="PivotTables.B33:PivotTables.H33" chart:label-cell-address="PivotTables.A33:PivotTables.A33" chart:class="chart:bar">
            <chart:data-point chart:repeated="7"/>
          </chart:series>
          <chart:series chart:style-name="ch11" chart:values-cell-range-address="PivotTables.B34:PivotTables.H34" chart:label-cell-address="PivotTables.A34:PivotTables.A34" chart:class="chart:bar">
            <chart:data-point chart:repeated="7"/>
          </chart:series>
          <chart:series chart:style-name="ch12" chart:values-cell-range-address="PivotTables.B35:PivotTables.H35" chart:label-cell-address="PivotTables.A35:PivotTables.A35" chart:class="chart:bar">
            <chart:data-point chart:repeated="7"/>
          </chart:series>
          <chart:series chart:style-name="ch13" chart:values-cell-range-address="PivotTables.B36:PivotTables.H36" chart:label-cell-address="PivotTables.A36:PivotTables.A36" chart:class="chart:bar">
            <chart:data-point chart:repeated="7"/>
          </chart:series>
          <chart:series chart:style-name="ch14" chart:values-cell-range-address="PivotTables.B37:PivotTables.H37" chart:label-cell-address="PivotTables.A37:PivotTables.A37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31:PivotTables.H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PivotTables.A32:PivotTables.A32</svg:desc>
                </draw:g>
              </table:table-cell>
              <table:table-cell office:value-type="float" office:value="NaN">
                <text:p>NaN</text:p>
                <draw:g>
                  <svg:desc>PivotTables.B32:PivotTables.H32</svg:desc>
                </draw:g>
              </table:table-cell>
              <table:table-cell office:value-type="float" office:value="14.67">
                <text:p>14.67</text:p>
              </table:table-cell>
              <table:table-cell office:value-type="float" office:value="16.26">
                <text:p>16.26</text:p>
              </table:table-cell>
              <table:table-cell office:value-type="float" office:value="23.06">
                <text:p>23.06</text:p>
              </table:table-cell>
              <table:table-cell office:value-type="float" office:value="28.35">
                <text:p>28.35</text:p>
              </table:table-cell>
              <table:table-cell office:value-type="float" office:value="31.03">
                <text:p>31.03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string">
                <text:p>0.5</text:p>
                <draw:g>
                  <svg:desc>PivotTables.A33:PivotTables.A33</svg:desc>
                </draw:g>
              </table:table-cell>
              <table:table-cell office:value-type="float" office:value="65.77">
                <text:p>65.77</text:p>
                <draw:g>
                  <svg:desc>PivotTables.B33:PivotTables.H33</svg:desc>
                </draw:g>
              </table:table-cell>
              <table:table-cell office:value-type="float" office:value="79.11">
                <text:p>79.11</text:p>
              </table:table-cell>
              <table:table-cell office:value-type="float" office:value="86.33">
                <text:p>86.33</text:p>
              </table:table-cell>
              <table:table-cell office:value-type="float" office:value="93.92">
                <text:p>93.92</text:p>
              </table:table-cell>
              <table:table-cell office:value-type="float" office:value="113.52">
                <text:p>113.52</text:p>
              </table:table-cell>
              <table:table-cell office:value-type="float" office:value="129.29">
                <text:p>129.29</text:p>
              </table:table-cell>
              <table:table-cell office:value-type="float" office:value="132.42">
                <text:p>132.42</text:p>
              </table:table-cell>
            </table:table-row>
            <table:table-row>
              <table:table-cell office:value-type="string">
                <text:p>1</text:p>
                <draw:g>
                  <svg:desc>PivotTables.A34:PivotTables.A34</svg:desc>
                </draw:g>
              </table:table-cell>
              <table:table-cell office:value-type="float" office:value="130.73">
                <text:p>130.73</text:p>
                <draw:g>
                  <svg:desc>PivotTables.B34:PivotTables.H34</svg:desc>
                </draw:g>
              </table:table-cell>
              <table:table-cell office:value-type="float" office:value="162.58">
                <text:p>162.58</text:p>
              </table:table-cell>
              <table:table-cell office:value-type="float" office:value="193.36">
                <text:p>193.36</text:p>
              </table:table-cell>
              <table:table-cell office:value-type="float" office:value="186.17">
                <text:p>186.17</text:p>
              </table:table-cell>
              <table:table-cell office:value-type="float" office:value="211.11">
                <text:p>211.11</text:p>
              </table:table-cell>
              <table:table-cell office:value-type="float" office:value="168.72">
                <text:p>168.72</text:p>
              </table:table-cell>
              <table:table-cell office:value-type="float" office:value="243.63">
                <text:p>243.63</text:p>
              </table:table-cell>
            </table:table-row>
            <table:table-row>
              <table:table-cell office:value-type="string">
                <text:p>4</text:p>
                <draw:g>
                  <svg:desc>PivotTables.A35:PivotTables.A35</svg:desc>
                </draw:g>
              </table:table-cell>
              <table:table-cell office:value-type="float" office:value="472.42">
                <text:p>472.42</text:p>
                <draw:g>
                  <svg:desc>PivotTables.B35:PivotTables.H35</svg:desc>
                </draw:g>
              </table:table-cell>
              <table:table-cell office:value-type="float" office:value="635.34">
                <text:p>635.34</text:p>
              </table:table-cell>
              <table:table-cell office:value-type="float" office:value="770.64">
                <text:p>770.64</text:p>
              </table:table-cell>
              <table:table-cell office:value-type="float" office:value="942.21">
                <text:p>942.21</text:p>
              </table:table-cell>
              <table:table-cell office:value-type="float" office:value="1001.45">
                <text:p>1001.45</text:p>
              </table:table-cell>
              <table:table-cell office:value-type="float" office:value="1063.55">
                <text:p>1063.55</text:p>
              </table:table-cell>
              <table:table-cell office:value-type="float" office:value="1100.14">
                <text:p>1100.14</text:p>
              </table:table-cell>
            </table:table-row>
            <table:table-row>
              <table:table-cell office:value-type="string">
                <text:p>16</text:p>
                <draw:g>
                  <svg:desc>PivotTables.A36:PivotTables.A36</svg:desc>
                </draw:g>
              </table:table-cell>
              <table:table-cell office:value-type="float" office:value="1273.93">
                <text:p>1273.93</text:p>
                <draw:g>
                  <svg:desc>PivotTables.B36:PivotTables.H36</svg:desc>
                </draw:g>
              </table:table-cell>
              <table:table-cell office:value-type="float" office:value="1968.36">
                <text:p>1968.36</text:p>
              </table:table-cell>
              <table:table-cell office:value-type="float" office:value="2199.96">
                <text:p>2199.96</text:p>
              </table:table-cell>
              <table:table-cell office:value-type="float" office:value="2756.21">
                <text:p>2756.21</text:p>
              </table:table-cell>
              <table:table-cell office:value-type="float" office:value="2972.35">
                <text:p>2972.35</text:p>
              </table:table-cell>
              <table:table-cell office:value-type="float" office:value="3463.9">
                <text:p>3463.9</text:p>
              </table:table-cell>
              <table:table-cell office:value-type="float" office:value="3370.03">
                <text:p>3370.03</text:p>
              </table:table-cell>
            </table:table-row>
            <table:table-row>
              <table:table-cell office:value-type="string">
                <text:p>64</text:p>
                <draw:g>
                  <svg:desc>PivotTables.A37:PivotTables.A37</svg:desc>
                </draw:g>
              </table:table-cell>
              <table:table-cell office:value-type="float" office:value="2246.63">
                <text:p>2246.63</text:p>
                <draw:g>
                  <svg:desc>PivotTables.B37:PivotTables.H37</svg:desc>
                </draw:g>
              </table:table-cell>
              <table:table-cell office:value-type="float" office:value="3925.49">
                <text:p>3925.49</text:p>
              </table:table-cell>
              <table:table-cell office:value-type="float" office:value="4708.04">
                <text:p>4708.04</text:p>
              </table:table-cell>
              <table:table-cell office:value-type="float" office:value="6153.91">
                <text:p>6153.91</text:p>
              </table:table-cell>
              <table:table-cell office:value-type="float" office:value="6429.56">
                <text:p>6429.56</text:p>
              </table:table-cell>
              <table:table-cell office:value-type="float" office:value="6380.72">
                <text:p>6380.72</text:p>
              </table:table-cell>
              <table:table-cell office:value-type="float" office:value="6424.38">
                <text:p>6424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5.269cm" svg:y="0.185cm" style:legend-expansion="wide" chart:style-name="ch2"/>
        <chart:plot-area chart:style-name="ch3" table:cell-range-address="PivotTables.A2:PivotTables.H8" chart:data-source-has-labels="both" svg:x="1.377cm" svg:y="0.979cm" svg:width="14.181cm" svg:height="7.611cm">
          <chartooo:coordinate-region svg:x="2.325cm" svg:y="1.179cm" svg:width="13.233cm" svg:height="6.914cm"/>
          <chart:axis chart:dimension="x" chart:name="primary-x" chart:style-name="ch4" chartooo:axis-type="text">
            <chart:title svg:x="7.45cm" svg:y="8.787cm" chart:style-name="ch5">
              <text:p>Total Threads</text:p>
            </chart:title>
            <chart:categories table:cell-range-address="PivotTables.B2:PivotTables.H2"/>
          </chart:axis>
          <chart:axis chart:dimension="y" chart:name="primary-y" chart:style-name="ch6">
            <chart:title svg:x="0.451cm" svg:y="5.391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:PivotTables.H3" chart:label-cell-address="PivotTables.A3:PivotTables.A3" chart:class="chart:bar">
            <chart:data-point chart:repeated="7"/>
          </chart:series>
          <chart:series chart:style-name="ch10" chart:values-cell-range-address="PivotTables.B4:PivotTables.H4" chart:label-cell-address="PivotTables.A4:PivotTables.A4" chart:class="chart:bar">
            <chart:data-point chart:repeated="7"/>
          </chart:series>
          <chart:series chart:style-name="ch11" chart:values-cell-range-address="PivotTables.B5:PivotTables.H5" chart:label-cell-address="PivotTables.A5:PivotTables.A5" chart:class="chart:bar">
            <chart:data-point chart:repeated="7"/>
          </chart:series>
          <chart:series chart:style-name="ch12" chart:values-cell-range-address="PivotTables.B6:PivotTables.H6" chart:label-cell-address="PivotTables.A6:PivotTables.A6" chart:class="chart:bar">
            <chart:data-point chart:repeated="7"/>
          </chart:series>
          <chart:series chart:style-name="ch13" chart:values-cell-range-address="PivotTables.B7:PivotTables.H7" chart:label-cell-address="PivotTables.A7:PivotTables.A7" chart:class="chart:bar">
            <chart:data-point chart:repeated="7"/>
          </chart:series>
          <chart:series chart:style-name="ch14" chart:values-cell-range-address="PivotTables.B8:PivotTables.H8" chart:label-cell-address="PivotTables.A8:PivotTables.A8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2:PivotTables.H2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PivotTables.A3:PivotTables.A3</svg:desc>
                </draw:g>
              </table:table-cell>
              <table:table-cell office:value-type="float" office:value="129.45">
                <text:p>129.45</text:p>
                <draw:g>
                  <svg:desc>PivotTables.B3:PivotTables.H3</svg:desc>
                </draw:g>
              </table:table-cell>
              <table:table-cell office:value-type="float" office:value="295.29">
                <text:p>295.29</text:p>
              </table:table-cell>
              <table:table-cell office:value-type="float" office:value="310.92">
                <text:p>310.92</text:p>
              </table:table-cell>
              <table:table-cell office:value-type="float" office:value="382.82">
                <text:p>382.82</text:p>
              </table:table-cell>
              <table:table-cell office:value-type="float" office:value="473.24">
                <text:p>473.24</text:p>
              </table:table-cell>
              <table:table-cell office:value-type="float" office:value="477">
                <text:p>477</text:p>
              </table:table-cell>
              <table:table-cell office:value-type="float" office:value="472.16">
                <text:p>472.16</text:p>
              </table:table-cell>
            </table:table-row>
            <table:table-row>
              <table:table-cell office:value-type="string">
                <text:p>0.5</text:p>
                <draw:g>
                  <svg:desc>PivotTables.A4:PivotTables.A4</svg:desc>
                </draw:g>
              </table:table-cell>
              <table:table-cell office:value-type="float" office:value="947.55">
                <text:p>947.55</text:p>
                <draw:g>
                  <svg:desc>PivotTables.B4:PivotTables.H4</svg:desc>
                </draw:g>
              </table:table-cell>
              <table:table-cell office:value-type="float" office:value="1203.52">
                <text:p>1203.52</text:p>
              </table:table-cell>
              <table:table-cell office:value-type="float" office:value="1279.23">
                <text:p>1279.23</text:p>
              </table:table-cell>
              <table:table-cell office:value-type="float" office:value="1396.74">
                <text:p>1396.74</text:p>
              </table:table-cell>
              <table:table-cell office:value-type="float" office:value="1518.95">
                <text:p>1518.95</text:p>
              </table:table-cell>
              <table:table-cell office:value-type="float" office:value="1425.59">
                <text:p>1425.59</text:p>
              </table:table-cell>
              <table:table-cell office:value-type="float" office:value="1859.07">
                <text:p>1859.07</text:p>
              </table:table-cell>
            </table:table-row>
            <table:table-row>
              <table:table-cell office:value-type="string">
                <text:p>1</text:p>
                <draw:g>
                  <svg:desc>PivotTables.A5:PivotTables.A5</svg:desc>
                </draw:g>
              </table:table-cell>
              <table:table-cell office:value-type="float" office:value="1786.81">
                <text:p>1786.81</text:p>
                <draw:g>
                  <svg:desc>PivotTables.B5:PivotTables.H5</svg:desc>
                </draw:g>
              </table:table-cell>
              <table:table-cell office:value-type="float" office:value="2345.17">
                <text:p>2345.17</text:p>
              </table:table-cell>
              <table:table-cell office:value-type="float" office:value="2520.88">
                <text:p>2520.88</text:p>
              </table:table-cell>
              <table:table-cell office:value-type="float" office:value="2779.86">
                <text:p>2779.86</text:p>
              </table:table-cell>
              <table:table-cell office:value-type="float" office:value="2800.95">
                <text:p>2800.95</text:p>
              </table:table-cell>
              <table:table-cell office:value-type="float" office:value="2798.78">
                <text:p>2798.78</text:p>
              </table:table-cell>
              <table:table-cell office:value-type="float" office:value="2776.77">
                <text:p>2776.77</text:p>
              </table:table-cell>
            </table:table-row>
            <table:table-row>
              <table:table-cell office:value-type="string">
                <text:p>4</text:p>
                <draw:g>
                  <svg:desc>PivotTables.A6:PivotTables.A6</svg:desc>
                </draw:g>
              </table:table-cell>
              <table:table-cell office:value-type="float" office:value="4890.45">
                <text:p>4890.45</text:p>
                <draw:g>
                  <svg:desc>PivotTables.B6:PivotTables.H6</svg:desc>
                </draw:g>
              </table:table-cell>
              <table:table-cell office:value-type="float" office:value="7136.13">
                <text:p>7136.13</text:p>
              </table:table-cell>
              <table:table-cell office:value-type="float" office:value="8252.94">
                <text:p>8252.94</text:p>
              </table:table-cell>
              <table:table-cell office:value-type="float" office:value="9116.34">
                <text:p>9116.34</text:p>
              </table:table-cell>
              <table:table-cell office:value-type="float" office:value="9325.77">
                <text:p>9325.77</text:p>
              </table:table-cell>
              <table:table-cell office:value-type="float" office:value="9473.43">
                <text:p>9473.43</text:p>
              </table:table-cell>
              <table:table-cell office:value-type="float" office:value="9443.23">
                <text:p>9443.23</text:p>
              </table:table-cell>
            </table:table-row>
            <table:table-row>
              <table:table-cell office:value-type="string">
                <text:p>16</text:p>
                <draw:g>
                  <svg:desc>PivotTables.A7:PivotTables.A7</svg:desc>
                </draw:g>
              </table:table-cell>
              <table:table-cell office:value-type="float" office:value="8851.87">
                <text:p>8851.87</text:p>
                <draw:g>
                  <svg:desc>PivotTables.B7:PivotTables.H7</svg:desc>
                </draw:g>
              </table:table-cell>
              <table:table-cell office:value-type="float" office:value="11617.76">
                <text:p>11617.76</text:p>
              </table:table-cell>
              <table:table-cell office:value-type="float" office:value="12672.09">
                <text:p>12672.09</text:p>
              </table:table-cell>
              <table:table-cell office:value-type="float" office:value="12841.25">
                <text:p>12841.25</text:p>
              </table:table-cell>
              <table:table-cell office:value-type="float" office:value="13185.76">
                <text:p>13185.76</text:p>
              </table:table-cell>
              <table:table-cell office:value-type="float" office:value="12947.37">
                <text:p>12947.37</text:p>
              </table:table-cell>
              <table:table-cell office:value-type="float" office:value="12670.28">
                <text:p>12670.28</text:p>
              </table:table-cell>
            </table:table-row>
            <table:table-row>
              <table:table-cell office:value-type="string">
                <text:p>64</text:p>
                <draw:g>
                  <svg:desc>PivotTables.A8:PivotTables.A8</svg:desc>
                </draw:g>
              </table:table-cell>
              <table:table-cell office:value-type="float" office:value="11916.07">
                <text:p>11916.07</text:p>
                <draw:g>
                  <svg:desc>PivotTables.B8:PivotTables.H8</svg:desc>
                </draw:g>
              </table:table-cell>
              <table:table-cell office:value-type="float" office:value="13157.36">
                <text:p>13157.36</text:p>
              </table:table-cell>
              <table:table-cell office:value-type="float" office:value="12872.56">
                <text:p>12872.56</text:p>
              </table:table-cell>
              <table:table-cell office:value-type="float" office:value="13085.96">
                <text:p>13085.96</text:p>
              </table:table-cell>
              <table:table-cell office:value-type="float" office:value="13233.52">
                <text:p>13233.52</text:p>
              </table:table-cell>
              <table:table-cell office:value-type="float" office:value="13007.74">
                <text:p>13007.74</text:p>
              </table:table-cell>
              <table:table-cell office:value-type="float" office:value="12698.66">
                <text:p>12698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Roboto" fo:font-size="10pt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Roboto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db443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4b40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0f9d58" fo:wrap-option="wrap"/>
      <style:text-properties style:text-position="0% 100%"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6d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top" svg:x="5.269cm" svg:y="0.185cm" style:legend-expansion="wide" chart:style-name="ch2"/>
        <chart:plot-area chart:style-name="ch3" table:cell-range-address="PivotTables.A31:PivotTables.H37" chart:data-source-has-labels="both" svg:x="1.377cm" svg:y="0.979cm" svg:width="14.181cm" svg:height="7.611cm">
          <chartooo:coordinate-region svg:x="2.113cm" svg:y="1.179cm" svg:width="13.445cm" svg:height="6.914cm"/>
          <chart:axis chart:dimension="x" chart:name="primary-x" chart:style-name="ch4" chartooo:axis-type="text">
            <chart:title svg:x="7.45cm" svg:y="8.787cm" chart:style-name="ch5">
              <text:p>Total Threads</text:p>
            </chart:title>
            <chart:categories table:cell-range-address="PivotTables.B31:PivotTables.H31"/>
          </chart:axis>
          <chart:axis chart:dimension="y" chart:name="primary-y" chart:style-name="ch6">
            <chart:title svg:x="0.451cm" svg:y="5.391cm" chart:style-name="ch7">
              <text:p>MB/Sec</text:p>
            </chart:title>
            <chart:grid chart:style-name="ch8" chart:class="major"/>
          </chart:axis>
          <chart:series chart:style-name="ch9" chart:values-cell-range-address="PivotTables.B32:PivotTables.H32" chart:label-cell-address="PivotTables.A32:PivotTables.A32" chart:class="chart:bar">
            <chart:data-point chart:repeated="7"/>
          </chart:series>
          <chart:series chart:style-name="ch10" chart:values-cell-range-address="PivotTables.B33:PivotTables.H33" chart:label-cell-address="PivotTables.A33:PivotTables.A33" chart:class="chart:bar">
            <chart:data-point chart:repeated="7"/>
          </chart:series>
          <chart:series chart:style-name="ch11" chart:values-cell-range-address="PivotTables.B34:PivotTables.H34" chart:label-cell-address="PivotTables.A34:PivotTables.A34" chart:class="chart:bar">
            <chart:data-point chart:repeated="7"/>
          </chart:series>
          <chart:series chart:style-name="ch12" chart:values-cell-range-address="PivotTables.B35:PivotTables.H35" chart:label-cell-address="PivotTables.A35:PivotTables.A35" chart:class="chart:bar">
            <chart:data-point chart:repeated="7"/>
          </chart:series>
          <chart:series chart:style-name="ch13" chart:values-cell-range-address="PivotTables.B36:PivotTables.H36" chart:label-cell-address="PivotTables.A36:PivotTables.A36" chart:class="chart:bar">
            <chart:data-point chart:repeated="7"/>
          </chart:series>
          <chart:series chart:style-name="ch14" chart:values-cell-range-address="PivotTables.B37:PivotTables.H37" chart:label-cell-address="PivotTables.A37:PivotTables.A37" chart:class="chart:bar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PivotTables.B31:PivotTables.H3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256">
                <text:p>256</text:p>
              </table:table-cell>
              <table:table-cell office:value-type="float" office:value="384">
                <text:p>384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0.125</text:p>
                <draw:g>
                  <svg:desc>PivotTables.A32:PivotTables.A32</svg:desc>
                </draw:g>
              </table:table-cell>
              <table:table-cell office:value-type="float" office:value="NaN">
                <text:p>NaN</text:p>
                <draw:g>
                  <svg:desc>PivotTables.B32:PivotTables.H32</svg:desc>
                </draw:g>
              </table:table-cell>
              <table:table-cell office:value-type="float" office:value="14.67">
                <text:p>14.67</text:p>
              </table:table-cell>
              <table:table-cell office:value-type="float" office:value="16.26">
                <text:p>16.26</text:p>
              </table:table-cell>
              <table:table-cell office:value-type="float" office:value="23.06">
                <text:p>23.06</text:p>
              </table:table-cell>
              <table:table-cell office:value-type="float" office:value="28.35">
                <text:p>28.35</text:p>
              </table:table-cell>
              <table:table-cell office:value-type="float" office:value="31.03">
                <text:p>31.03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string">
                <text:p>0.5</text:p>
                <draw:g>
                  <svg:desc>PivotTables.A33:PivotTables.A33</svg:desc>
                </draw:g>
              </table:table-cell>
              <table:table-cell office:value-type="float" office:value="65.77">
                <text:p>65.77</text:p>
                <draw:g>
                  <svg:desc>PivotTables.B33:PivotTables.H33</svg:desc>
                </draw:g>
              </table:table-cell>
              <table:table-cell office:value-type="float" office:value="79.11">
                <text:p>79.11</text:p>
              </table:table-cell>
              <table:table-cell office:value-type="float" office:value="86.33">
                <text:p>86.33</text:p>
              </table:table-cell>
              <table:table-cell office:value-type="float" office:value="93.92">
                <text:p>93.92</text:p>
              </table:table-cell>
              <table:table-cell office:value-type="float" office:value="113.52">
                <text:p>113.52</text:p>
              </table:table-cell>
              <table:table-cell office:value-type="float" office:value="129.29">
                <text:p>129.29</text:p>
              </table:table-cell>
              <table:table-cell office:value-type="float" office:value="132.42">
                <text:p>132.42</text:p>
              </table:table-cell>
            </table:table-row>
            <table:table-row>
              <table:table-cell office:value-type="string">
                <text:p>1</text:p>
                <draw:g>
                  <svg:desc>PivotTables.A34:PivotTables.A34</svg:desc>
                </draw:g>
              </table:table-cell>
              <table:table-cell office:value-type="float" office:value="130.73">
                <text:p>130.73</text:p>
                <draw:g>
                  <svg:desc>PivotTables.B34:PivotTables.H34</svg:desc>
                </draw:g>
              </table:table-cell>
              <table:table-cell office:value-type="float" office:value="162.58">
                <text:p>162.58</text:p>
              </table:table-cell>
              <table:table-cell office:value-type="float" office:value="193.36">
                <text:p>193.36</text:p>
              </table:table-cell>
              <table:table-cell office:value-type="float" office:value="186.17">
                <text:p>186.17</text:p>
              </table:table-cell>
              <table:table-cell office:value-type="float" office:value="211.11">
                <text:p>211.11</text:p>
              </table:table-cell>
              <table:table-cell office:value-type="float" office:value="168.72">
                <text:p>168.72</text:p>
              </table:table-cell>
              <table:table-cell office:value-type="float" office:value="243.63">
                <text:p>243.63</text:p>
              </table:table-cell>
            </table:table-row>
            <table:table-row>
              <table:table-cell office:value-type="string">
                <text:p>4</text:p>
                <draw:g>
                  <svg:desc>PivotTables.A35:PivotTables.A35</svg:desc>
                </draw:g>
              </table:table-cell>
              <table:table-cell office:value-type="float" office:value="472.42">
                <text:p>472.42</text:p>
                <draw:g>
                  <svg:desc>PivotTables.B35:PivotTables.H35</svg:desc>
                </draw:g>
              </table:table-cell>
              <table:table-cell office:value-type="float" office:value="635.34">
                <text:p>635.34</text:p>
              </table:table-cell>
              <table:table-cell office:value-type="float" office:value="770.64">
                <text:p>770.64</text:p>
              </table:table-cell>
              <table:table-cell office:value-type="float" office:value="942.21">
                <text:p>942.21</text:p>
              </table:table-cell>
              <table:table-cell office:value-type="float" office:value="1001.45">
                <text:p>1001.45</text:p>
              </table:table-cell>
              <table:table-cell office:value-type="float" office:value="1063.55">
                <text:p>1063.55</text:p>
              </table:table-cell>
              <table:table-cell office:value-type="float" office:value="1100.14">
                <text:p>1100.14</text:p>
              </table:table-cell>
            </table:table-row>
            <table:table-row>
              <table:table-cell office:value-type="string">
                <text:p>16</text:p>
                <draw:g>
                  <svg:desc>PivotTables.A36:PivotTables.A36</svg:desc>
                </draw:g>
              </table:table-cell>
              <table:table-cell office:value-type="float" office:value="1273.93">
                <text:p>1273.93</text:p>
                <draw:g>
                  <svg:desc>PivotTables.B36:PivotTables.H36</svg:desc>
                </draw:g>
              </table:table-cell>
              <table:table-cell office:value-type="float" office:value="1968.36">
                <text:p>1968.36</text:p>
              </table:table-cell>
              <table:table-cell office:value-type="float" office:value="2199.96">
                <text:p>2199.96</text:p>
              </table:table-cell>
              <table:table-cell office:value-type="float" office:value="2756.21">
                <text:p>2756.21</text:p>
              </table:table-cell>
              <table:table-cell office:value-type="float" office:value="2972.35">
                <text:p>2972.35</text:p>
              </table:table-cell>
              <table:table-cell office:value-type="float" office:value="3463.9">
                <text:p>3463.9</text:p>
              </table:table-cell>
              <table:table-cell office:value-type="float" office:value="3370.03">
                <text:p>3370.03</text:p>
              </table:table-cell>
            </table:table-row>
            <table:table-row>
              <table:table-cell office:value-type="string">
                <text:p>64</text:p>
                <draw:g>
                  <svg:desc>PivotTables.A37:PivotTables.A37</svg:desc>
                </draw:g>
              </table:table-cell>
              <table:table-cell office:value-type="float" office:value="2246.63">
                <text:p>2246.63</text:p>
                <draw:g>
                  <svg:desc>PivotTables.B37:PivotTables.H37</svg:desc>
                </draw:g>
              </table:table-cell>
              <table:table-cell office:value-type="float" office:value="3925.49">
                <text:p>3925.49</text:p>
              </table:table-cell>
              <table:table-cell office:value-type="float" office:value="4708.04">
                <text:p>4708.04</text:p>
              </table:table-cell>
              <table:table-cell office:value-type="float" office:value="6153.91">
                <text:p>6153.91</text:p>
              </table:table-cell>
              <table:table-cell office:value-type="float" office:value="6429.56">
                <text:p>6429.56</text:p>
              </table:table-cell>
              <table:table-cell office:value-type="float" office:value="6380.72">
                <text:p>6380.72</text:p>
              </table:table-cell>
              <table:table-cell office:value-type="float" office:value="6424.38">
                <text:p>6424.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